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Liberation Serif" fo:font-size="8pt" style:text-underline-style="none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Liberation Serif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text-properties style:font-name="Liberation Serif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5" style:family="paragraph" style:parent-style-name="Standard">
      <style:text-properties style:font-name="Liberation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200%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text-properties style:font-name="Nimbus Mono L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text-properties style:font-name="Nimbus Mono L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break-before="page"/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P14" style:family="paragraph" style:parent-style-name="Standard" style:list-style-name="L1"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 style:list-style-name="L2">
      <style:paragraph-properties fo:line-height="200%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NO: 4</text:p>
      <text:p text:style-name="P2">Date : 02/12/2010</text:p>
      <text:p text:style-name="P2"/>
      <text:p text:style-name="P6">AIM:</text:p>
      <text:p text:style-name="P8"><text:tab/></text:p>
      <text:p text:style-name="P8"><text:tab/>Non-recursive implementation of :</text:p>
      <text:list xml:id="list528898537" text:style-name="L1">
        <text:list-item>
          <text:p text:style-name="P14">Bubble Sort (Modified)</text:p>
        </text:list-item>
        <text:list-item>
          <text:p text:style-name="P14">Insertion Sort</text:p>
        </text:list-item>
        <text:list-item>
          <text:p text:style-name="P14">Selection Sort</text:p>
        </text:list-item>
        <text:list-item>
          <text:p text:style-name="P14">Quick Sort</text:p>
        </text:list-item>
        <text:list-item>
          <text:p text:style-name="P14">Merge Sort</text:p>
        </text:list-item>
        <text:list-item>
          <text:p text:style-name="P14">Heap Sort</text:p>
        </text:list-item>
        <text:list-item>
          <text:p text:style-name="P14">Radix Sort</text:p>
        </text:list-item>
      </text:list>
      <text:p text:style-name="P2"/>
      <text:p text:style-name="P2"/>
      <text:p text:style-name="P6">ALGORITHMS:</text:p>
      <text:p text:style-name="P3"/>
      <text:p text:style-name="P5"><text:tab/>swap() is a function that swaps value two given variables.</text:p>
      <text:p text:style-name="P5"><text:tab/>The following functions are used for the respective sorting techniques.</text:p>
      <text:p text:style-name="P3"/>
      <text:p text:style-name="P4">Bubble Sort :</text:p>
      <text:p text:style-name="P5">bubble_sort_non_rec(a[lb..ub])</text:p>
      <text:p text:style-name="P5">{</text:p>
      <text:p text:style-name="P5"><text:tab/>for(i = lb + 1; i ≤ ub; i=i+1)</text:p>
      <text:p text:style-name="P5"><text:tab/>{</text:p>
      <text:p text:style-name="P5"><text:tab/><text:tab/>/* Compare side-by-side and move highest of</text:p>
      <text:p text:style-name="P5"><text:tab/><text:tab/>* unsorted part to start of sorted part */</text:p>
      <text:p text:style-name="P5"><text:tab/><text:tab/>for(j = lb, f = false; j ≤ lb + ub - i; j=j+1)</text:p>
      <text:p text:style-name="P5"><text:tab/><text:tab/>if(a[j] &gt; a[j + 1])</text:p>
      <text:p text:style-name="P5"><text:tab/><text:tab/>{</text:p>
      <text:p text:style-name="P5"><text:tab/><text:tab/><text:tab/>swap(a[j], a[j + 1]);</text:p>
      <text:p text:style-name="P5"><text:tab/><text:tab/><text:tab/>f = true;</text:p>
      <text:p text:style-name="P5"><text:tab/><text:tab/>}</text:p>
      <text:p text:style-name="P5"><text:tab/><text:tab/>/* Stop unnecessary looping if the list</text:p>
      <text:p text:style-name="P5"><text:tab/><text:tab/>* already became sorted */</text:p>
      <text:p text:style-name="P5"><text:tab/><text:tab/>if(f = false) break;</text:p>
      <text:p text:style-name="P5"><text:tab/>}</text:p>
      <text:p text:style-name="P5">}</text:p>
      <text:p text:style-name="P5"/>
      <text:p text:style-name="P4">Insertion Sort :</text:p>
      <text:p text:style-name="P5">insertion_sort_non_rec(a[lb..ub])</text:p>
      <text:p text:style-name="P5">{</text:p>
      <text:p text:style-name="P5"><text:tab/>for(i = lb + 1; i ≤ ub; i++)</text:p>
      <text:p text:style-name="P5"><text:tab/>{</text:p>
      <text:p text:style-name="P5"><text:tab/><text:tab/>/* Insert a[i] into the sorted sequence a[lb]..a[i-1] */</text:p>
      <text:p text:style-name="P5"><text:tab/><text:tab/>key = a[i];</text:p>
      <text:p text:style-name="P5"><text:tab/><text:tab/>for(j = i - 1; j ≥lb AND a[j] &gt; key; j=j-1)</text:p>
      <text:p text:style-name="P5"><text:tab/><text:tab/>{</text:p>
      <text:p text:style-name="P5"><text:tab/><text:tab/><text:tab/>a[j + 1] = a[j];</text:p>
      <text:p text:style-name="P5"><text:tab/><text:tab/>}</text:p>
      <text:p text:style-name="P5"><text:tab/><text:tab/>a[j + 1] = key;</text:p>
      <text:p text:style-name="P5"><text:tab/>}</text:p>
      <text:p text:style-name="P5">}</text:p>
      <text:p text:style-name="P5"/>
      <text:p text:style-name="P4">Selection Sort :</text:p>
      <text:p text:style-name="P5"/>
      <text:p text:style-name="P5">selection_sort_non_rec(a[lb..ub])</text:p>
      <text:p text:style-name="P5">{</text:p>
      <text:p text:style-name="P5"><text:tab/>for(i = ub; i ≥ lb+1; i=j-1)</text:p>
      <text:p text:style-name="P5"><text:tab/>{</text:p>
      <text:p text:style-name="P5"><text:tab/><text:tab/>/* Find the maximum in a[lb]..a[i] */</text:p>
      <text:p text:style-name="P5"><text:tab/><text:tab/>max_index = i;</text:p>
      <text:p text:style-name="P5"><text:tab/><text:tab/>for(j = lb; j &lt; i; j=j+1)</text:p>
      <text:p text:style-name="P5"><text:tab/><text:tab/>if(a[j] &gt; a[max_index])</text:p>
      <text:p text:style-name="P5"><text:tab/><text:tab/><text:tab/>max_index = j;</text:p>
      <text:p text:style-name="P5"><text:tab/><text:tab/>/* Swap the maximum of a[lb]..a[i]</text:p>
      <text:p text:style-name="P5"><text:tab/><text:tab/>* with a[i] if they are different */</text:p>
      <text:p text:style-name="P5"><text:tab/><text:tab/>if(i ≠ max_index)</text:p>
      <text:p text:style-name="P5"><text:tab/><text:tab/><text:tab/>swap(a[i], a[max_index]);</text:p>
      <text:p text:style-name="P5"><text:tab/>}</text:p>
      <text:p text:style-name="P5">}</text:p>
      <text:p text:style-name="P5"/>
      <text:p text:style-name="P4">Quick Sort :</text:p>
      <text:p text:style-name="P5"/>
      <text:p text:style-name="P5">partition(a[lb..ub])</text:p>
      <text:p text:style-name="P5">{</text:p>
      <text:p text:style-name="P5"><text:soft-page-break/><text:tab/>swap(a[lb], a[(lb + ub) / 2]);</text:p>
      <text:p text:style-name="P5"><text:tab/>small_end = lb;</text:p>
      <text:p text:style-name="P5"><text:tab/>for(large_end = lb; large_end &lt; ub; large_end=large_end+1)</text:p>
      <text:p text:style-name="P5"><text:tab/>{</text:p>
      <text:p text:style-name="P5"><text:tab/><text:tab/>if(a[lb] &gt; a[large_end + 1])</text:p>
      <text:p text:style-name="P5"><text:tab/><text:tab/>{</text:p>
      <text:p text:style-name="P5"><text:tab/><text:tab/><text:tab/>small_end++;</text:p>
      <text:p text:style-name="P5"><text:tab/><text:tab/><text:tab/>swap(a[small_end], a[large_end + 1]);</text:p>
      <text:p text:style-name="P5"><text:tab/><text:tab/>}</text:p>
      <text:p text:style-name="P5"><text:tab/>}</text:p>
      <text:p text:style-name="P5"><text:tab/>swap(a[lb],a[small_end]);</text:p>
      <text:p text:style-name="P5"><text:tab/>return small_end;</text:p>
      <text:p text:style-name="P5">}</text:p>
      <text:p text:style-name="P5"/>
      <text:p text:style-name="P5">quick_sort_non_rec(a[lb..ub])</text:p>
      <text:p text:style-name="P5">{</text:p>
      <text:p text:style-name="P5"><text:tab/>/* initialize the stack before starting loop */</text:p>
      <text:p text:style-name="P5"><text:tab/>push(lb);</text:p>
      <text:p text:style-name="P5"><text:tab/>push(ub);</text:p>
      <text:p text:style-name="P5"><text:tab/>/* continue loop until the stack is empty */</text:p>
      <text:p text:style-name="P5"><text:tab/>while (not stack empty)</text:p>
      <text:p text:style-name="P5"><text:tab/>{</text:p>
      <text:p text:style-name="P5"><text:tab/><text:tab/>/* initialize the current sub-list */</text:p>
      <text:p text:style-name="P5"><text:tab/><text:tab/>ub = pop();</text:p>
      <text:p text:style-name="P5"><text:tab/><text:tab/>lb = pop();</text:p>
      <text:p text:style-name="P5"><text:tab/><text:tab/>/* check for empty/single-element sub-list */</text:p>
      <text:p text:style-name="P5"><text:tab/><text:tab/>if(lb &gt;= ub)continue;</text:p>
      <text:p text:style-name="P5"><text:tab/><text:tab/><text:tab/>/* partition the sub-list */</text:p>
      <text:p text:style-name="P5"><text:tab/><text:tab/><text:tab/>p = partition(a[lb..ub]);</text:p>
      <text:p text:style-name="P5"><text:tab/><text:tab/><text:tab/>/* set the left partition */</text:p>
      <text:p text:style-name="P5"><text:tab/><text:tab/>push(lb);</text:p>
      <text:p text:style-name="P5"><text:tab/><text:tab/>push(p - 1);</text:p>
      <text:p text:style-name="P5"><text:tab/><text:tab/>/* set the right partition */</text:p>
      <text:p text:style-name="P5"><text:tab/><text:tab/>push(p + 1);</text:p>
      <text:p text:style-name="P5"><text:tab/><text:tab/>push(ub);</text:p>
      <text:p text:style-name="P5"><text:tab/>}</text:p>
      <text:p text:style-name="P5">}</text:p>
      <text:p text:style-name="P5"/>
      <text:p text:style-name="P4">Merge Sort :</text:p>
      <text:p text:style-name="P5"/>
      <text:p text:style-name="P5">merge(a[lb..ub], mid)</text:p>
      <text:p text:style-name="P5">{</text:p>
      <text:p text:style-name="P5"><text:tab/>for(i=lb, j=mid+1, k=lb; i≤mid AND j≤ub; k=k+1)</text:p>
      <text:p text:style-name="P5"><text:tab/>{</text:p>
      <text:p text:style-name="P5"><text:tab/><text:tab/>if(a[i]&lt;a[j])</text:p>
      <text:p text:style-name="P5"><text:tab/><text:tab/><text:tab/>tmp[k]=a[i]</text:p>
      <text:p text:style-name="P5"><text:tab/><text:tab/>else</text:p>
      <text:p text:style-name="P5"><text:tab/><text:tab/><text:tab/>tmp[k]=a[j]</text:p>
      <text:p text:style-name="P5"><text:tab/><text:tab/>i=i+1</text:p>
      <text:p text:style-name="P5"><text:tab/><text:tab/>j=j+1</text:p>
      <text:p text:style-name="P5"><text:tab/>}</text:p>
      <text:p text:style-name="P5"><text:tab/>while(i≤mid)</text:p>
      <text:p text:style-name="P5"><text:tab/>{</text:p>
      <text:p text:style-name="P5"><text:tab/><text:tab/>tmp[k]=a[i];</text:p>
      <text:p text:style-name="P5"><text:tab/><text:tab/>k=k+1</text:p>
      <text:p text:style-name="P5"><text:tab/><text:tab/>i=i+1</text:p>
      <text:p text:style-name="P5"><text:tab/>}</text:p>
      <text:p text:style-name="P5"><text:tab/>while(j≤ub)</text:p>
      <text:p text:style-name="P5"><text:tab/>{</text:p>
      <text:p text:style-name="P5"><text:tab/><text:tab/>tmp[k]=a[j];</text:p>
      <text:p text:style-name="P5"><text:tab/><text:tab/>k=k+1</text:p>
      <text:p text:style-name="P5"><text:tab/><text:tab/>j=j+1</text:p>
      <text:p text:style-name="P5"><text:tab/>}</text:p>
      <text:p text:style-name="P5"><text:tab/>for(i=lb; i≤ub; i=i+1)</text:p>
      <text:p text:style-name="P5"><text:tab/><text:tab/>a[i]=tmp[i];</text:p>
      <text:p text:style-name="P5">}</text:p>
      <text:p text:style-name="P5"/>
      <text:p text:style-name="P5">merge_sort_non_rec(a[lb..ub])</text:p>
      <text:p text:style-name="P5">{</text:p>
      <text:p text:style-name="P5"><text:tab/>for(m=1; m≤ub-lb+1; m=m*2)</text:p>
      <text:p text:style-name="P5"><text:tab/><text:tab/>for(i=lb; i≤ub-m; i=i+2*m)</text:p>
      <text:p text:style-name="P5"><text:tab/><text:tab/><text:tab/>merge(a[i..(i+m-1)], min(i+2*m-1, ub));</text:p>
      <text:p text:style-name="P5">}</text:p>
      <text:p text:style-name="P5"/>
      <text:p text:style-name="P4">Heap Sort :</text:p>
      <text:p text:style-name="P5"/>
      <text:p text:style-name="P5">heap_sort_non_rec(a[lb..ub])</text:p>
      <text:p text:style-name="P5">{</text:p>
      <text:p text:style-name="P5"><text:tab/>for(i=lb+1; i≤ub; i=i+1)</text:p>
      <text:p text:style-name="P5"><text:soft-page-break/><text:tab/><text:tab/>for(t=i; t&gt;lb &amp;&amp;a[t]&gt;a[p=parent_index(t)]; t=p)</text:p>
      <text:p text:style-name="P5"><text:tab/><text:tab/><text:tab/>swap(a[t], a[p]);</text:p>
      <text:p text:style-name="P5"><text:tab/>for(i=ub; i&gt;lb; i=i-1)</text:p>
      <text:p text:style-name="P5"><text:tab/>{</text:p>
      <text:p text:style-name="P5"><text:tab/><text:tab/>swap(a[lb], a[i]);</text:p>
      <text:p text:style-name="P5"><text:tab/><text:tab/>for(t=lb; (l=left_child_index(t))&lt;i;t=greater_child_index)</text:p>
      <text:p text:style-name="P5"><text:tab/><text:tab/>{</text:p>
      <text:p text:style-name="P5"><text:tab/><text:tab/><text:tab/>r=right_child_index(t);</text:p>
      <text:p text:style-name="P5"><text:tab/><text:tab/><text:tab/>if(r&lt;i AND a[l]&lt;a[r])</text:p>
      <text:p text:style-name="P5"><text:tab/><text:tab/><text:tab/><text:tab/>greater_child_index=r </text:p>
      <text:p text:style-name="P5"><text:tab/><text:tab/><text:tab/>else</text:p>
      <text:p text:style-name="P5"><text:tab/><text:tab/><text:tab/><text:tab/>greater_child_index=l</text:p>
      <text:p text:style-name="P5"><text:tab/><text:tab/><text:tab/>if(a[t]&gt;a[greater_child_index]) break;</text:p>
      <text:p text:style-name="P5"><text:tab/><text:tab/><text:tab/><text:tab/>swap(a[t],a[greater_child_index]);</text:p>
      <text:p text:style-name="P5"><text:tab/><text:tab/>}</text:p>
      <text:p text:style-name="P5"><text:tab/>}</text:p>
      <text:p text:style-name="P5">}</text:p>
      <text:p text:style-name="P3"/>
      <text:p text:style-name="P4">Radix Sort :</text:p>
      <text:p text:style-name="P4"/>
      <text:p text:style-name="P5">radix_sort(list[lb..ub])</text:p>
      <text:p text:style-name="P5">{</text:p>
      <text:p text:style-name="P5"><text:tab/></text:p>
      <text:p text:style-name="P5"><text:tab/>for(i=0;i&lt;n;i=i+1)</text:p>
      <text:p text:style-name="P5"><text:tab/>{</text:p>
      <text:p text:style-name="P5"><text:tab/><text:tab/>len=strlen(list[i]);</text:p>
      <text:p text:style-name="P5"><text:tab/><text:tab/>if(len&gt;maxlen)</text:p>
      <text:p text:style-name="P5"><text:tab/><text:tab/><text:tab/>maxlen=len</text:p>
      <text:p text:style-name="P5"><text:tab/>}</text:p>
      <text:p text:style-name="P5"><text:tab/>for(i=maxlen-1;i≥0;i=i-1)</text:p>
      <text:p text:style-name="P5"><text:tab/>{</text:p>
      <text:p text:style-name="P5"><text:tab/><text:tab/>for(fu=0;fu&lt;n-1;fu=fu+1)</text:p>
      <text:p text:style-name="P5"><text:tab/><text:tab/>{</text:p>
      <text:p text:style-name="P5"><text:tab/><text:tab/><text:tab/>for(index=fu,min=∞,j=index;j&lt;n;j=j+1)</text:p>
      <text:p text:style-name="P5"><text:tab/><text:tab/><text:tab/><text:tab/>if(list[j][i]&lt;min)</text:p>
      <text:p text:style-name="P5"><text:tab/><text:tab/><text:tab/><text:tab/><text:tab/>min=list[index=j][i];</text:p>
      <text:p text:style-name="P5"><text:tab/><text:tab/><text:tab/>temp=list[index];</text:p>
      <text:p text:style-name="P5"><text:tab/><text:tab/><text:tab/>for(j=index-1;j≥fu;j=j-1)</text:p>
      <text:p text:style-name="P5"><text:tab/><text:tab/><text:tab/><text:tab/>list[j+1]=list[j];</text:p>
      <text:p text:style-name="P5"><text:tab/><text:tab/><text:tab/>list[fu]=temp;</text:p>
      <text:p text:style-name="P5"><text:tab/><text:tab/>}</text:p>
      <text:p text:style-name="P5"><text:tab/>}</text:p>
      <text:p text:style-name="P5">}</text:p>
      <text:p text:style-name="P4"/>
      <text:p text:style-name="P6">PROGRAM:</text:p>
      <text:p text:style-name="P12"/>
      <text:p text:style-name="P9">sort.c</text:p>
      <text:p text:style-name="P12"/>
      <text:p text:style-name="P12">/*<text:tab/>Author : Rakesh Malik</text:p>
      <text:p text:style-name="P12"><text:s/>*<text:tab/>Date : 23.11.2010</text:p>
      <text:p text:style-name="P12"><text:s/>*<text:tab/>B.Sc. Computer Science 2nd Year</text:p>
      <text:p text:style-name="P12"><text:s/>*<text:tab/>sorting (Bubble sort, Insertion Sort, Selection Sort, Heap Sort, Merge Sort, Quick Sort, Radix Sort) (non-recursive)</text:p>
      <text:p text:style-name="P12"><text:s/>*/</text:p>
      <text:p text:style-name="P12"/>
      <text:p text:style-name="P12"/>
      <text:p text:style-name="P12">#include&lt;stdio.h&gt;</text:p>
      <text:p text:style-name="P12">#include&lt;string.h&gt;</text:p>
      <text:p text:style-name="P12">#include&lt;stdlib.h&gt;</text:p>
      <text:p text:style-name="P12">#include"stack.h"</text:p>
      <text:p text:style-name="P12"/>
      <text:p text:style-name="P12">#define MAX 100</text:p>
      <text:p text:style-name="P12"/>
      <text:p text:style-name="P12">void swap(int*,int*);</text:p>
      <text:p text:style-name="P12">void bubble_sort(int[],size_t);</text:p>
      <text:p text:style-name="P12">void selection_sort(int[],size_t);</text:p>
      <text:p text:style-name="P12">void insertion_sort(int[],size_t);</text:p>
      <text:p text:style-name="P12">int partition(int[],int,int);</text:p>
      <text:p text:style-name="P12">void quick_sort(int[],int,int);</text:p>
      <text:p text:style-name="P12">void merge(int[],int,int,int);</text:p>
      <text:p text:style-name="P12">void merge_sort(int[],int);</text:p>
      <text:p text:style-name="P12">int parent(int);</text:p>
      <text:p text:style-name="P12">int left_child(int);</text:p>
      <text:p text:style-name="P12">int right_child(int);</text:p>
      <text:p text:style-name="P12">void create_heap(int[],int);</text:p>
      <text:p text:style-name="P12">void heap_sort(int[],size_t);</text:p>
      <text:p text:style-name="P12">void radix_sort(char*[],size_t);</text:p>
      <text:p text:style-name="P12"/>
      <text:p text:style-name="P12">#include"bubble.h"</text:p>
      <text:p text:style-name="P12">#include"insertion.h"</text:p>
      <text:p text:style-name="P12"><text:soft-page-break/>#include"selection.h"</text:p>
      <text:p text:style-name="P12">#include"merge.h"</text:p>
      <text:p text:style-name="P12">#include"quick.h"</text:p>
      <text:p text:style-name="P12">#include"heap.h"</text:p>
      <text:p text:style-name="P12">#include"radix.h"</text:p>
      <text:p text:style-name="P12"/>
      <text:p text:style-name="P12">int main(int argc,char *argv[])</text:p>
      <text:p text:style-name="P12">{</text:p>
      <text:p text:style-name="P12"><text:tab/>FILE* fp;</text:p>
      <text:p text:style-name="P12"><text:tab/>char *v[MAX],filename[20];</text:p>
      <text:p text:style-name="P12"><text:tab/>int i,n=0,list[MAX],choice;</text:p>
      <text:p text:style-name="P12"><text:tab/>if(argc==2)</text:p>
      <text:p text:style-name="P12"><text:tab/>{<text:tab/></text:p>
      <text:p text:style-name="P12"><text:tab/><text:tab/>fp=fopen(argv[1],"r");</text:p>
      <text:p text:style-name="P12"><text:tab/><text:tab/>if(fp)</text:p>
      <text:p text:style-name="P12"><text:tab/><text:tab/>{</text:p>
      <text:p text:style-name="P12"><text:tab/><text:tab/><text:tab/>for(i=0;feof(fp)==0;i++)</text:p>
      <text:p text:style-name="P12"><text:tab/><text:tab/><text:tab/><text:tab/>fscanf(fp,"%d",&amp;list[i]);</text:p>
      <text:p text:style-name="P12"><text:tab/><text:tab/><text:tab/>n=i-1;</text:p>
      <text:p text:style-name="P12"><text:tab/><text:tab/><text:tab/>fclose(fp);</text:p>
      <text:p text:style-name="P12"><text:tab/><text:tab/>}</text:p>
      <text:p text:style-name="P12"><text:tab/>}</text:p>
      <text:p text:style-name="P12"><text:tab/>while(1)</text:p>
      <text:p text:style-name="P12"><text:tab/>{</text:p>
      <text:p text:style-name="P12"><text:tab/><text:tab/>printf("\nSort :\n");</text:p>
      <text:p text:style-name="P12"><text:tab/><text:tab/>if(n&gt;0)</text:p>
      <text:p text:style-name="P12"><text:tab/><text:tab/>{</text:p>
      <text:p text:style-name="P12"><text:tab/><text:tab/><text:tab/>printf("\nData : ");</text:p>
      <text:p text:style-name="P12"><text:tab/><text:tab/><text:tab/>for(i=0;i&lt;n;i++)</text:p>
      <text:p text:style-name="P12"><text:tab/><text:tab/><text:tab/><text:tab/>printf("%d ",list[i]);</text:p>
      <text:p text:style-name="P12"><text:tab/><text:tab/><text:tab/>printf("\n");</text:p>
      <text:p text:style-name="P12"><text:tab/><text:tab/>}</text:p>
      <text:p text:style-name="P12"><text:tab/><text:tab/>printf("\n1. Load List");</text:p>
      <text:p text:style-name="P12"><text:tab/><text:tab/>printf("\n2. Modified Bubble Sort");</text:p>
      <text:p text:style-name="P12"><text:tab/><text:tab/>printf("\n3. Insertion Sort");</text:p>
      <text:p text:style-name="P12"><text:tab/><text:tab/>printf("\n4. Selection Sort");</text:p>
      <text:p text:style-name="P12"><text:tab/><text:tab/>printf("\n5. Quick Sort");</text:p>
      <text:p text:style-name="P12"><text:tab/><text:tab/>printf("\n6. Merge Sort");</text:p>
      <text:p text:style-name="P12"><text:tab/><text:tab/>printf("\n7. Heap Sort");</text:p>
      <text:p text:style-name="P12"><text:tab/><text:tab/>printf("\n8. Radix Sort");</text:p>
      <text:p text:style-name="P12"><text:tab/><text:tab/>printf("\n0. Exit");</text:p>
      <text:p text:style-name="P12"><text:tab/><text:tab/>printf("\n\tEnter your choice _");</text:p>
      <text:p text:style-name="P12"><text:tab/><text:tab/>scanf("%d",&amp;choice);</text:p>
      <text:p text:style-name="P12"><text:tab/><text:tab/>if(n&lt;=0 &amp;&amp; choice&gt;1 &amp;&amp; choice&lt;8)</text:p>
      <text:p text:style-name="P12"><text:tab/><text:tab/><text:tab/>fprintf(stderr,"\nError : Load data file");</text:p>
      <text:p text:style-name="P12"><text:tab/><text:tab/>else switch(choice)</text:p>
      <text:p text:style-name="P12"><text:tab/><text:tab/>{</text:p>
      <text:p text:style-name="P12"><text:tab/><text:tab/><text:tab/>case 0:</text:p>
      <text:p text:style-name="P12"><text:tab/><text:tab/><text:tab/><text:tab/>return 0;</text:p>
      <text:p text:style-name="P12"><text:tab/><text:tab/><text:tab/>case 1:</text:p>
      <text:p text:style-name="P12"><text:tab/><text:tab/><text:tab/><text:tab/>printf("\nEnter the filename : ");</text:p>
      <text:p text:style-name="P12"><text:tab/><text:tab/><text:tab/><text:tab/>scanf("%s",filename);</text:p>
      <text:p text:style-name="P12"><text:tab/><text:tab/><text:tab/><text:tab/>fp=fopen(filename,"r");</text:p>
      <text:p text:style-name="P12"><text:tab/><text:tab/><text:tab/><text:tab/>if(fp)</text:p>
      <text:p text:style-name="P12"><text:tab/><text:tab/><text:tab/><text:tab/>{</text:p>
      <text:p text:style-name="P12"><text:tab/><text:tab/><text:tab/><text:tab/><text:tab/>for(i=0;feof(fp)==0;i++)</text:p>
      <text:p text:style-name="P12"><text:tab/><text:tab/><text:tab/><text:tab/><text:tab/><text:tab/>fscanf(fp,"%d",&amp;list[i]);</text:p>
      <text:p text:style-name="P12"><text:tab/><text:tab/><text:tab/><text:tab/><text:tab/>n=i-1;</text:p>
      <text:p text:style-name="P12"><text:tab/><text:tab/><text:tab/><text:tab/><text:tab/>fclose(fp);</text:p>
      <text:p text:style-name="P12"><text:tab/><text:tab/><text:tab/><text:tab/>}</text:p>
      <text:p text:style-name="P12"><text:tab/><text:tab/><text:tab/><text:tab/>else fprintf(stderr,"\nError : File read error");</text:p>
      <text:p text:style-name="P12"><text:tab/><text:tab/><text:tab/><text:tab/>break;</text:p>
      <text:p text:style-name="P12"><text:tab/><text:tab/><text:tab/>case 2:</text:p>
      <text:p text:style-name="P12"><text:tab/><text:tab/><text:tab/><text:tab/>bubble_sort(list,n);</text:p>
      <text:p text:style-name="P12"><text:tab/><text:tab/><text:tab/><text:tab/>getchar();getchar();</text:p>
      <text:p text:style-name="P12"><text:tab/><text:tab/><text:tab/><text:tab/>break;</text:p>
      <text:p text:style-name="P12"><text:tab/><text:tab/><text:tab/>case 3:</text:p>
      <text:p text:style-name="P12"><text:tab/><text:tab/><text:tab/><text:tab/>selection_sort(list,n);</text:p>
      <text:p text:style-name="P12"><text:tab/><text:tab/><text:tab/><text:tab/>getchar();getchar();</text:p>
      <text:p text:style-name="P12"><text:tab/><text:tab/><text:tab/><text:tab/>break;</text:p>
      <text:p text:style-name="P12"><text:tab/><text:tab/><text:tab/>case 4:</text:p>
      <text:p text:style-name="P12"><text:tab/><text:tab/><text:tab/><text:tab/>insertion_sort(list,n);</text:p>
      <text:p text:style-name="P12"><text:tab/><text:tab/><text:tab/><text:tab/>getchar();getchar();</text:p>
      <text:p text:style-name="P12"><text:tab/><text:tab/><text:tab/><text:tab/>break;</text:p>
      <text:p text:style-name="P12"><text:tab/><text:tab/><text:tab/>case 5:</text:p>
      <text:p text:style-name="P12"><text:tab/><text:tab/><text:tab/><text:tab/>quick_sort(list,0,n-1);</text:p>
      <text:p text:style-name="P12"><text:tab/><text:tab/><text:tab/><text:tab/>getchar();getchar();</text:p>
      <text:p text:style-name="P12"><text:tab/><text:tab/><text:tab/><text:tab/>break;</text:p>
      <text:p text:style-name="P12"><text:tab/><text:tab/><text:tab/>case 6:</text:p>
      <text:p text:style-name="P12"><text:tab/><text:tab/><text:tab/><text:tab/>merge_sort(list,n);</text:p>
      <text:p text:style-name="P12"><text:tab/><text:tab/><text:tab/><text:tab/>getchar();getchar();</text:p>
      <text:p text:style-name="P12"><text:tab/><text:tab/><text:tab/><text:tab/>break;</text:p>
      <text:p text:style-name="P12"><text:tab/><text:tab/><text:tab/>case 7:</text:p>
      <text:p text:style-name="P12"><text:soft-page-break/><text:tab/><text:tab/><text:tab/><text:tab/>heap_sort(list,n);</text:p>
      <text:p text:style-name="P12"><text:tab/><text:tab/><text:tab/><text:tab/>getchar();getchar();</text:p>
      <text:p text:style-name="P12"><text:tab/><text:tab/><text:tab/><text:tab/>break;</text:p>
      <text:p text:style-name="P12"><text:tab/><text:tab/><text:tab/>case 8:</text:p>
      <text:p text:style-name="P12"><text:tab/><text:tab/><text:tab/><text:tab/>{</text:p>
      <text:p text:style-name="P12"><text:tab/><text:tab/><text:tab/><text:tab/><text:tab/>int n=0;</text:p>
      <text:p text:style-name="P12"><text:tab/><text:tab/><text:tab/><text:tab/><text:tab/>printf("\nEnter the filename : ");</text:p>
      <text:p text:style-name="P12"><text:tab/><text:tab/><text:tab/><text:tab/><text:tab/>scanf("%s",filename);</text:p>
      <text:p text:style-name="P12"><text:tab/><text:tab/><text:tab/><text:tab/><text:tab/>fp=fopen(filename,"r");</text:p>
      <text:p text:style-name="P12"><text:tab/><text:tab/><text:tab/><text:tab/><text:tab/>if(fp)</text:p>
      <text:p text:style-name="P12"><text:tab/><text:tab/><text:tab/><text:tab/><text:tab/>{</text:p>
      <text:p text:style-name="P12"><text:tab/><text:tab/><text:tab/><text:tab/><text:tab/><text:tab/>for(i=0;feof(fp)==0;i++)</text:p>
      <text:p text:style-name="P12"><text:tab/><text:tab/><text:tab/><text:tab/><text:tab/><text:tab/>{</text:p>
      <text:p text:style-name="P12"><text:tab/><text:tab/><text:tab/><text:tab/><text:tab/><text:tab/><text:tab/>v[i]=(char*)calloc(50,1);</text:p>
      <text:p text:style-name="P12"><text:tab/><text:tab/><text:tab/><text:tab/><text:tab/><text:tab/><text:tab/>fscanf(fp,"%s",v[i]);</text:p>
      <text:p text:style-name="P12"><text:tab/><text:tab/><text:tab/><text:tab/><text:tab/><text:tab/>}</text:p>
      <text:p text:style-name="P12"><text:tab/><text:tab/><text:tab/><text:tab/><text:tab/><text:tab/>n=i-1;</text:p>
      <text:p text:style-name="P12"><text:tab/><text:tab/><text:tab/><text:tab/><text:tab/><text:tab/>fclose(fp);</text:p>
      <text:p text:style-name="P12"><text:tab/><text:tab/><text:tab/><text:tab/><text:tab/><text:tab/>radix_sort(v,n);</text:p>
      <text:p text:style-name="P12"><text:tab/><text:tab/><text:tab/><text:tab/><text:tab/><text:tab/>getchar();getchar();</text:p>
      <text:p text:style-name="P12"><text:tab/><text:tab/><text:tab/><text:tab/><text:tab/>}</text:p>
      <text:p text:style-name="P12"><text:tab/><text:tab/><text:tab/><text:tab/><text:tab/>else fprintf(stderr,"\nError : File read error");</text:p>
      <text:p text:style-name="P12"><text:tab/><text:tab/><text:tab/><text:tab/>}</text:p>
      <text:p text:style-name="P12"><text:tab/><text:tab/><text:tab/><text:tab/>break;</text:p>
      <text:p text:style-name="P12"><text:tab/><text:tab/><text:tab/>default:</text:p>
      <text:p text:style-name="P12"><text:tab/><text:tab/><text:tab/><text:tab/>fprintf(stderr,"\nError : Wrong choice");</text:p>
      <text:p text:style-name="P12"/>
      <text:p text:style-name="P12"><text:tab/><text:tab/>}</text:p>
      <text:p text:style-name="P12"><text:tab/>}</text:p>
      <text:p text:style-name="P12">}</text:p>
      <text:p text:style-name="P12"/>
      <text:p text:style-name="P12">void swap(int *x,int *y)</text:p>
      <text:p text:style-name="P12">{</text:p>
      <text:p text:style-name="P12"><text:tab/>int z;</text:p>
      <text:p text:style-name="P12"><text:tab/>z=*x;</text:p>
      <text:p text:style-name="P12"><text:tab/>*x=*y;</text:p>
      <text:p text:style-name="P12"><text:tab/>*y=z;</text:p>
      <text:p text:style-name="P12">}</text:p>
      <text:p text:style-name="P12"/>
      <text:p text:style-name="P4">bubble.h</text:p>
      <text:p text:style-name="P11"/>
      <text:p text:style-name="P11">#include "sort.h"</text:p>
      <text:p text:style-name="P11"/>
      <text:p text:style-name="P11">void bubble_sort(int list[],size_t n)</text:p>
      <text:p text:style-name="P11">{</text:p>
      <text:p text:style-name="P11"><text:tab/>int i,j,k,flag=0;<text:tab/><text:tab/><text:tab/><text:tab/>/*flag=1 when list is sorted*/</text:p>
      <text:p text:style-name="P11"><text:tab/>printf("\nBUBBLE SORT\nData : ");</text:p>
      <text:p text:style-name="P11"><text:tab/>for(i=0;i&lt;n;i++)</text:p>
      <text:p text:style-name="P11"><text:tab/><text:tab/>printf("%d ",list[i]);</text:p>
      <text:p text:style-name="P11"><text:tab/>printf("\n[ ]\t: Elements checked if they are to be swapped\n\n");</text:p>
      <text:p text:style-name="P11"><text:tab/>for(i=0;i&lt;n-1;i++)</text:p>
      <text:p text:style-name="P11"><text:tab/>{</text:p>
      <text:p text:style-name="P11"><text:tab/><text:tab/>flag=0;</text:p>
      <text:p text:style-name="P11"><text:tab/><text:tab/>printf("loop %d:\n",i+1);</text:p>
      <text:p text:style-name="P11"><text:tab/><text:tab/>for(j=0;j&lt;n-i-1;j++)</text:p>
      <text:p text:style-name="P11"><text:tab/><text:tab/>{</text:p>
      <text:p text:style-name="P11"><text:tab/><text:tab/><text:tab/>putchar('\t');</text:p>
      <text:p text:style-name="P11"><text:tab/><text:tab/><text:tab/>for(k=0;k&lt;n;k++)</text:p>
      <text:p text:style-name="P11"><text:tab/><text:tab/><text:tab/>{</text:p>
      <text:p text:style-name="P11"><text:tab/><text:tab/><text:tab/><text:tab/>if(k==j || k==j+1) putchar('[');</text:p>
      <text:p text:style-name="P11"><text:tab/><text:tab/><text:tab/><text:tab/>printf("%d",list[k]);</text:p>
      <text:p text:style-name="P11"><text:tab/><text:tab/><text:tab/><text:tab/>if(k==j || k==j+1) putchar(']');</text:p>
      <text:p text:style-name="P11"><text:tab/><text:tab/><text:tab/><text:tab/>printf("\t");</text:p>
      <text:p text:style-name="P11"><text:tab/><text:tab/><text:tab/>}</text:p>
      <text:p text:style-name="P11"><text:tab/><text:tab/><text:tab/>if(list[j]&gt;list[j+1])</text:p>
      <text:p text:style-name="P11"><text:tab/><text:tab/><text:tab/>{</text:p>
      <text:p text:style-name="P11"><text:tab/><text:tab/><text:tab/><text:tab/>printf("\t%d, %d swapped",list[j], list[j+1]);</text:p>
      <text:p text:style-name="P11"><text:tab/><text:tab/><text:tab/><text:tab/>swap(&amp;list[j],&amp;list[j+1]);</text:p>
      <text:p text:style-name="P11"><text:tab/><text:tab/><text:tab/><text:tab/>flag=1;</text:p>
      <text:p text:style-name="P11"><text:tab/><text:tab/><text:tab/>}</text:p>
      <text:p text:style-name="P11"><text:tab/><text:tab/><text:tab/>putchar('\n');</text:p>
      <text:p text:style-name="P11"><text:tab/><text:tab/>}</text:p>
      <text:p text:style-name="P11"><text:tab/><text:tab/>if(flag==0) break;</text:p>
      <text:p text:style-name="P11"><text:tab/>}</text:p>
      <text:p text:style-name="P11"><text:tab/>printf("\nSorted data : ");</text:p>
      <text:p text:style-name="P11"><text:tab/>for(i=0;i&lt;n;i++)</text:p>
      <text:p text:style-name="P11"><text:tab/><text:tab/>printf("%d ",list[i]);</text:p>
      <text:p text:style-name="P11"><text:tab/>printf("\n\n");</text:p>
      <text:p text:style-name="P11">}</text:p>
      <text:p text:style-name="P11"/>
      <text:p text:style-name="P4">insertion.h</text:p>
      <text:p text:style-name="P11"/>
      <text:p text:style-name="P11">#include "sort.h"</text:p>
      <text:p text:style-name="P11"><text:soft-page-break/></text:p>
      <text:p text:style-name="P11">void insertion_sort(int list[],size_t n)</text:p>
      <text:p text:style-name="P11">{</text:p>
      <text:p text:style-name="P11"><text:tab/>int fu;<text:tab/><text:tab/><text:tab/><text:tab/>/*fu=index of first unsorted element*/</text:p>
      <text:p text:style-name="P11"><text:tab/>int temp;</text:p>
      <text:p text:style-name="P11"><text:tab/>int index;<text:tab/><text:tab/><text:tab/>/*index=reative position for list[fu] in sorted part*/</text:p>
      <text:p text:style-name="P11"><text:tab/>int flag;<text:tab/><text:tab/><text:tab/>/*flag=1 indicates that correct index is found*/</text:p>
      <text:p text:style-name="P11"><text:tab/>int i;<text:tab/><text:tab/><text:tab/><text:tab/></text:p>
      <text:p text:style-name="P11"><text:tab/>printf("\nINSERTION SORT\nData : ");</text:p>
      <text:p text:style-name="P11"><text:tab/>for(i=0;i&lt;n;i++)</text:p>
      <text:p text:style-name="P11"><text:tab/><text:tab/>printf("%d ",list[i]);</text:p>
      <text:p text:style-name="P11"><text:tab/>printf("\n*\t: Position where first unsorted data is to be inserted");</text:p>
      <text:p text:style-name="P11"><text:tab/>printf("\n[ ]\t: First unsorted data \n\n");</text:p>
      <text:p text:style-name="P11"><text:tab/>for(fu=1;fu&lt;n;fu++)</text:p>
      <text:p text:style-name="P11"><text:tab/>{</text:p>
      <text:p text:style-name="P11"><text:tab/><text:tab/>flag=0;</text:p>
      <text:p text:style-name="P11"><text:tab/><text:tab/>/*finding relative position for first unsorted element*/</text:p>
      <text:p text:style-name="P11"><text:tab/><text:tab/>for(index=0;index&lt;fu;index++)</text:p>
      <text:p text:style-name="P11"><text:tab/><text:tab/><text:tab/>if(list[index]&gt;list[fu])</text:p>
      <text:p text:style-name="P11"><text:tab/><text:tab/><text:tab/>{</text:p>
      <text:p text:style-name="P11"><text:tab/><text:tab/><text:tab/><text:tab/>flag=1;</text:p>
      <text:p text:style-name="P11"><text:tab/><text:tab/><text:tab/><text:tab/>break;</text:p>
      <text:p text:style-name="P11"><text:tab/><text:tab/><text:tab/>}</text:p>
      <text:p text:style-name="P11"><text:tab/><text:tab/>for(i=0;i&lt;n;i++)</text:p>
      <text:p text:style-name="P11"><text:tab/><text:tab/>{</text:p>
      <text:p text:style-name="P11"><text:tab/><text:tab/><text:tab/>if(i==index) printf(" <text:s/>*");</text:p>
      <text:p text:style-name="P11"><text:tab/><text:tab/><text:tab/>printf("\t");</text:p>
      <text:p text:style-name="P11"><text:tab/><text:tab/><text:tab/>if(i==fu) putchar('[');</text:p>
      <text:p text:style-name="P11"><text:tab/><text:tab/><text:tab/>printf("%d",list[i]);</text:p>
      <text:p text:style-name="P11"><text:tab/><text:tab/><text:tab/>if(i==fu) putchar(']');</text:p>
      <text:p text:style-name="P11"><text:tab/><text:tab/>}</text:p>
      <text:p text:style-name="P11"><text:tab/><text:tab/>printf("\n");</text:p>
      <text:p text:style-name="P11"><text:tab/><text:tab/>if(flag==1)</text:p>
      <text:p text:style-name="P11"><text:tab/><text:tab/>{</text:p>
      <text:p text:style-name="P11"><text:tab/><text:tab/><text:tab/>temp=list[fu];</text:p>
      <text:p text:style-name="P11"><text:tab/><text:tab/><text:tab/>/*shifting*/</text:p>
      <text:p text:style-name="P11"><text:tab/><text:tab/><text:tab/>for(i=fu-1;i&gt;=index;i--)</text:p>
      <text:p text:style-name="P11"><text:tab/><text:tab/><text:tab/><text:tab/>list[i+1]=list[i];</text:p>
      <text:p text:style-name="P11"><text:tab/><text:tab/><text:tab/>list[index]=temp;</text:p>
      <text:p text:style-name="P11"><text:tab/><text:tab/>}</text:p>
      <text:p text:style-name="P11"><text:tab/>}</text:p>
      <text:p text:style-name="P11"><text:tab/>printf("\nSorted data : ");</text:p>
      <text:p text:style-name="P11"><text:tab/>for(i=0;i&lt;n;i++)</text:p>
      <text:p text:style-name="P11"><text:tab/><text:tab/>printf("%d ",list[i]);</text:p>
      <text:p text:style-name="P11"><text:tab/>printf("\n\n");</text:p>
      <text:p text:style-name="P11">}</text:p>
      <text:p text:style-name="P11"/>
      <text:p text:style-name="P4">selection.h</text:p>
      <text:p text:style-name="P11"/>
      <text:p text:style-name="P11">#include "sort.h"</text:p>
      <text:p text:style-name="P11"/>
      <text:p text:style-name="P11">void selection_sort(int list[],size_t n)</text:p>
      <text:p text:style-name="P11">{</text:p>
      <text:p text:style-name="P11"><text:tab/>int index,min,fu,k;<text:tab/><text:tab/><text:tab/>/*fu=index of first unsorted element</text:p>
      <text:p text:style-name="P11"><text:tab/><text:tab/><text:tab/><text:tab/><text:tab/><text:tab/> <text:s/>min=smallest unsorted element</text:p>
      <text:p text:style-name="P11"><text:tab/><text:tab/><text:tab/><text:tab/><text:tab/><text:tab/> <text:s/>index=index of min*/</text:p>
      <text:p text:style-name="P11"><text:tab/>printf("\nSELECTION SORT\nData : ");</text:p>
      <text:p text:style-name="P11"><text:tab/>for(k=0;k&lt;n;k++)</text:p>
      <text:p text:style-name="P11"><text:tab/><text:tab/>printf("%d ",list[k]);</text:p>
      <text:p text:style-name="P11"><text:tab/>printf("\n[ ]\t: First unsorted element");</text:p>
      <text:p text:style-name="P11"><text:tab/>printf("\n( )\t: The element to swapped with first unsorted element\n\n");</text:p>
      <text:p text:style-name="P11"><text:tab/>for(fu=0;fu&lt;n-1;fu++)</text:p>
      <text:p text:style-name="P11"><text:tab/>{</text:p>
      <text:p text:style-name="P11"><text:tab/><text:tab/>index=fu;</text:p>
      <text:p text:style-name="P11"><text:tab/><text:tab/>min=list[index];</text:p>
      <text:p text:style-name="P11"><text:tab/><text:tab/>/*finding minimum unsorted element*/</text:p>
      <text:p text:style-name="P11"><text:tab/><text:tab/>for(k=index+1;k&lt;n;k++)</text:p>
      <text:p text:style-name="P11"><text:tab/><text:tab/><text:tab/>if(list[k]&lt;min)</text:p>
      <text:p text:style-name="P11"><text:tab/><text:tab/><text:tab/>{</text:p>
      <text:p text:style-name="P11"><text:tab/><text:tab/><text:tab/><text:tab/>min=list[k];</text:p>
      <text:p text:style-name="P11"><text:tab/><text:tab/><text:tab/><text:tab/>index=k;</text:p>
      <text:p text:style-name="P11"><text:tab/><text:tab/><text:tab/>}</text:p>
      <text:p text:style-name="P11"><text:tab/><text:tab/>for(k=0;k&lt;n;k++)</text:p>
      <text:p text:style-name="P11"><text:tab/><text:tab/>{</text:p>
      <text:p text:style-name="P11"><text:tab/><text:tab/><text:tab/>if(k==fu) putchar('[');</text:p>
      <text:p text:style-name="P11"><text:tab/><text:tab/><text:tab/>if(k==index) putchar('(');</text:p>
      <text:p text:style-name="P11"><text:tab/><text:tab/><text:tab/>printf("%d",list[k]);</text:p>
      <text:p text:style-name="P11"><text:tab/><text:tab/><text:tab/>if(k==index) putchar(')');</text:p>
      <text:p text:style-name="P11"><text:tab/><text:tab/><text:tab/>if(k==fu) putchar(']');</text:p>
      <text:p text:style-name="P11"><text:tab/><text:tab/><text:tab/>printf("\t");</text:p>
      <text:p text:style-name="P11"><text:tab/><text:tab/>}</text:p>
      <text:p text:style-name="P11"><text:tab/><text:tab/>printf("\t\t%d, %d swapped\n",list[fu],list[index]);</text:p>
      <text:p text:style-name="P11"><text:tab/><text:tab/>swap(&amp;list[index],&amp;list[fu]);</text:p>
      <text:p text:style-name="P11"><text:soft-page-break/><text:tab/>}</text:p>
      <text:p text:style-name="P11"><text:tab/>printf("\nSorted data : ");</text:p>
      <text:p text:style-name="P11"><text:tab/>for(k=0;k&lt;n;k++)</text:p>
      <text:p text:style-name="P11"><text:tab/><text:tab/>printf("%d ",list[k]);</text:p>
      <text:p text:style-name="P11"><text:tab/>printf("\n\n");</text:p>
      <text:p text:style-name="P11">}</text:p>
      <text:p text:style-name="P4"/>
      <text:p text:style-name="P4">quick.h</text:p>
      <text:p text:style-name="P11"/>
      <text:p text:style-name="P11">#include "sort.h"</text:p>
      <text:p text:style-name="P11"/>
      <text:p text:style-name="P11">void quick_sort(int list[],int lb,int ub)<text:tab/><text:tab/>/*lb=lower bound,ub=upper bound*/</text:p>
      <text:p text:style-name="P11">{</text:p>
      <text:p text:style-name="P11"><text:tab/>int p;<text:tab/><text:tab/><text:tab/><text:tab/><text:tab/><text:tab/>/*p=position of pivot*/</text:p>
      <text:p text:style-name="P11"><text:tab/>int stack[2*MAX],top=-1,i,n=ub-lb+1;</text:p>
      <text:p text:style-name="P11"><text:tab/>printf("\nQUICK SORT\nData : ");</text:p>
      <text:p text:style-name="P11"><text:tab/>for(i=0;i&lt;n;i++)</text:p>
      <text:p text:style-name="P11"><text:tab/><text:tab/>printf("%d ",list[i]);</text:p>
      <text:p text:style-name="P11"><text:tab/>printf("\n[ ]\t: Current partition");</text:p>
      <text:p text:style-name="P11"><text:tab/>printf("\n( )\t: Pivot of current partition\n\n");</text:p>
      <text:p text:style-name="P11"><text:tab/>push(stack,&amp;top,lb);</text:p>
      <text:p text:style-name="P11"><text:tab/>push(stack,&amp;top,ub);</text:p>
      <text:p text:style-name="P11"><text:tab/>while(!underflow(stack,top))</text:p>
      <text:p text:style-name="P11"><text:tab/>{</text:p>
      <text:p text:style-name="P11"><text:tab/><text:tab/>ub=pop(stack,&amp;top);</text:p>
      <text:p text:style-name="P11"><text:tab/><text:tab/>lb=pop(stack,&amp;top);</text:p>
      <text:p text:style-name="P11"><text:tab/><text:tab/>p=partition(list,lb,ub);</text:p>
      <text:p text:style-name="P11"><text:tab/><text:tab/>for(i=0;i&lt;n;i++)</text:p>
      <text:p text:style-name="P11"><text:tab/><text:tab/>{</text:p>
      <text:p text:style-name="P11"><text:tab/><text:tab/><text:tab/>if(i==lb) printf("[");</text:p>
      <text:p text:style-name="P11"><text:tab/><text:tab/><text:tab/>if(i==p) printf("(");</text:p>
      <text:p text:style-name="P11"><text:tab/><text:tab/><text:tab/>printf("%d",list[i]);</text:p>
      <text:p text:style-name="P11"><text:tab/><text:tab/><text:tab/>if(i==p) printf(")");</text:p>
      <text:p text:style-name="P11"><text:tab/><text:tab/><text:tab/>if(i==ub) printf("]");</text:p>
      <text:p text:style-name="P11"><text:tab/><text:tab/><text:tab/>printf("\t");</text:p>
      <text:p text:style-name="P11"><text:tab/><text:tab/>}</text:p>
      <text:p text:style-name="P11"><text:tab/><text:tab/>printf("\n");</text:p>
      <text:p text:style-name="P11"><text:tab/><text:tab/>if(lb&lt;p)</text:p>
      <text:p text:style-name="P11"><text:tab/><text:tab/>{</text:p>
      <text:p text:style-name="P11"><text:tab/><text:tab/><text:tab/>push(stack,&amp;top,lb);</text:p>
      <text:p text:style-name="P11"><text:tab/><text:tab/><text:tab/>push(stack,&amp;top,p-1);</text:p>
      <text:p text:style-name="P11"><text:tab/><text:tab/>}</text:p>
      <text:p text:style-name="P11"><text:tab/><text:tab/>if(p&lt;ub)</text:p>
      <text:p text:style-name="P11"><text:tab/><text:tab/>{</text:p>
      <text:p text:style-name="P11"><text:tab/><text:tab/><text:tab/>push(stack,&amp;top,p+1);</text:p>
      <text:p text:style-name="P11"><text:tab/><text:tab/><text:tab/>push(stack,&amp;top,ub);</text:p>
      <text:p text:style-name="P11"><text:tab/><text:tab/>}</text:p>
      <text:p text:style-name="P11"><text:tab/>}</text:p>
      <text:p text:style-name="P11"><text:tab/>printf("\nSorted data : ");</text:p>
      <text:p text:style-name="P11"><text:tab/>for(i=0;i&lt;n;i++)</text:p>
      <text:p text:style-name="P11"><text:tab/><text:tab/>printf("%d ",list[i]);</text:p>
      <text:p text:style-name="P11"><text:tab/>printf("\n\n");</text:p>
      <text:p text:style-name="P11">}</text:p>
      <text:p text:style-name="P11"/>
      <text:p text:style-name="P11">int partition(int list[],int lb,int ub)<text:tab/><text:tab/>/*Partitions an array and returns the position of pivot*/</text:p>
      <text:p text:style-name="P11">{</text:p>
      <text:p text:style-name="P11"><text:tab/>int i=lb+1,j=ub,pivot=lb,temp;</text:p>
      <text:p text:style-name="P11"><text:tab/>while(i&lt;=j)</text:p>
      <text:p text:style-name="P11"><text:tab/>{</text:p>
      <text:p text:style-name="P11"><text:tab/><text:tab/>if(list[i]&lt;list[pivot])</text:p>
      <text:p text:style-name="P11"><text:tab/><text:tab/>{</text:p>
      <text:p text:style-name="P11"><text:tab/><text:tab/><text:tab/>swap(&amp;list[i],&amp;list[pivot]);</text:p>
      <text:p text:style-name="P11"><text:tab/><text:tab/><text:tab/>i++;</text:p>
      <text:p text:style-name="P11"><text:tab/><text:tab/><text:tab/>pivot++;</text:p>
      <text:p text:style-name="P11"><text:tab/><text:tab/>}</text:p>
      <text:p text:style-name="P11"><text:tab/><text:tab/>else</text:p>
      <text:p text:style-name="P11"><text:tab/><text:tab/>{</text:p>
      <text:p text:style-name="P11"><text:tab/><text:tab/><text:tab/>swap(&amp;list[i],&amp;list[j]);</text:p>
      <text:p text:style-name="P11"><text:tab/><text:tab/><text:tab/>j--;</text:p>
      <text:p text:style-name="P11"><text:tab/><text:tab/>}</text:p>
      <text:p text:style-name="P11"><text:tab/>}</text:p>
      <text:p text:style-name="P11"><text:tab/>return pivot;</text:p>
      <text:p text:style-name="P11">}</text:p>
      <text:p text:style-name="P11"/>
      <text:p text:style-name="P4">merge.h</text:p>
      <text:p text:style-name="P4"/>
      <text:p text:style-name="P11">void merge_sort(int list[],int n)</text:p>
      <text:p text:style-name="P11">{</text:p>
      <text:p text:style-name="P11"><text:tab/>int i,j;</text:p>
      <text:p text:style-name="P11"><text:tab/>int lb=0,ub=1,mid;<text:tab/><text:tab/><text:tab/>/*lb=lower bound</text:p>
      <text:p text:style-name="P11"><text:tab/><text:tab/><text:tab/><text:tab/><text:tab/><text:tab/> <text:s/>ub=upper bound</text:p>
      <text:p text:style-name="P11"><text:tab/><text:tab/><text:tab/><text:tab/><text:tab/><text:tab/> <text:s/>mid=(lb+ub)/2 */</text:p>
      <text:p text:style-name="P11"><text:soft-page-break/><text:tab/>int len=2;<text:tab/><text:tab/><text:tab/><text:tab/>/*lenght of current subarray*/</text:p>
      <text:p text:style-name="P11"><text:tab/>printf("\nMERGE SORT\nData : ");</text:p>
      <text:p text:style-name="P11"><text:tab/>for(i=0;i&lt;n;i++)</text:p>
      <text:p text:style-name="P11"><text:tab/><text:tab/>printf("%d ",list[i]);</text:p>
      <text:p text:style-name="P11"><text:tab/>printf("\n( )\t: Subarrays currently being merged\n\n");</text:p>
      <text:p text:style-name="P11"><text:tab/>while(len/2&lt;n)</text:p>
      <text:p text:style-name="P11"><text:tab/>{</text:p>
      <text:p text:style-name="P11"><text:tab/><text:tab/>ub=(lb+len-1&gt;=n)?n-1:lb+len-1;</text:p>
      <text:p text:style-name="P11"><text:tab/><text:tab/>mid=((lb*2+len-1)/2&gt;=n)?n-1:(lb*2+len-1)/2;</text:p>
      <text:p text:style-name="P11"><text:tab/><text:tab/>for(j=0;j&lt;n;j++)</text:p>
      <text:p text:style-name="P11"><text:tab/><text:tab/>{</text:p>
      <text:p text:style-name="P11"><text:tab/><text:tab/><text:tab/>if(j==lb || j==mid+1) printf("(");</text:p>
      <text:p text:style-name="P11"><text:tab/><text:tab/><text:tab/>printf("%d",list[j]);</text:p>
      <text:p text:style-name="P11"><text:tab/><text:tab/><text:tab/>if(j==ub || j==mid) printf(")");</text:p>
      <text:p text:style-name="P11"><text:tab/><text:tab/><text:tab/>printf("\t");</text:p>
      <text:p text:style-name="P11"><text:tab/><text:tab/>}</text:p>
      <text:p text:style-name="P11"><text:tab/><text:tab/>printf("\n",i);</text:p>
      <text:p text:style-name="P11"><text:tab/><text:tab/>merge(list,lb,mid,ub);</text:p>
      <text:p text:style-name="P11"><text:tab/><text:tab/>if(ub==n-1)</text:p>
      <text:p text:style-name="P11"><text:tab/><text:tab/>{</text:p>
      <text:p text:style-name="P11"><text:tab/><text:tab/><text:tab/>len*=2;</text:p>
      <text:p text:style-name="P11"><text:tab/><text:tab/><text:tab/>lb=0;</text:p>
      <text:p text:style-name="P11"><text:tab/><text:tab/>}</text:p>
      <text:p text:style-name="P11"><text:tab/><text:tab/>else</text:p>
      <text:p text:style-name="P11"><text:tab/><text:tab/><text:tab/>lb=ub+1;</text:p>
      <text:p text:style-name="P11"><text:tab/>}</text:p>
      <text:p text:style-name="P11"><text:tab/>printf("\nSorted data : ");</text:p>
      <text:p text:style-name="P11"><text:tab/>for(i=0;i&lt;n;i++)</text:p>
      <text:p text:style-name="P11"><text:tab/><text:tab/>printf("%d ",list[i]);</text:p>
      <text:p text:style-name="P11"><text:tab/>printf("\n\n");</text:p>
      <text:p text:style-name="P11">}</text:p>
      <text:p text:style-name="P11"/>
      <text:p text:style-name="P11">void merge(int list[],int lb,int mid,int ub)<text:tab/>/*Merges two sorted list to one sorted list*/</text:p>
      <text:p text:style-name="P11">{</text:p>
      <text:p text:style-name="P11"><text:tab/>int temp[100],i,j,k=0,m;</text:p>
      <text:p text:style-name="P11"><text:tab/>void merge(int list[],int lb,int mid,int ub);</text:p>
      <text:p text:style-name="P11"><text:tab/>for(i=lb,j=mid+1;i&lt;=mid&amp;&amp;j&lt;=ub;)</text:p>
      <text:p text:style-name="P11"><text:tab/><text:tab/>if(list[i]&lt;list[j])</text:p>
      <text:p text:style-name="P11"><text:tab/><text:tab/><text:tab/>temp[k++]=list[i++];</text:p>
      <text:p text:style-name="P11"><text:tab/><text:tab/>else</text:p>
      <text:p text:style-name="P11"><text:tab/><text:tab/><text:tab/>temp[k++]=list[j++];</text:p>
      <text:p text:style-name="P11"><text:tab/>for(;i&lt;=mid;i++)</text:p>
      <text:p text:style-name="P11"><text:tab/><text:tab/>temp[k++]=list[i];</text:p>
      <text:p text:style-name="P11"><text:tab/>for(;j&lt;=ub;j++)</text:p>
      <text:p text:style-name="P11"><text:tab/><text:tab/>temp[k++]=list[j];</text:p>
      <text:p text:style-name="P11"><text:tab/>for(i=lb;i&lt;=ub;i++)</text:p>
      <text:p text:style-name="P11"><text:tab/><text:tab/>list[i]=temp[i-lb];</text:p>
      <text:p text:style-name="P11">}</text:p>
      <text:p text:style-name="P11"/>
      <text:p text:style-name="P4">heap.h</text:p>
      <text:p text:style-name="P4"/>
      <text:p text:style-name="P11">#include "sort.h"</text:p>
      <text:p text:style-name="P11"/>
      <text:p text:style-name="P11">int parent(int index)<text:tab/><text:tab/><text:tab/>/*Returns index of an elemnt of heap*/</text:p>
      <text:p text:style-name="P11">{</text:p>
      <text:p text:style-name="P11"><text:tab/>return (index-1)/2;</text:p>
      <text:p text:style-name="P11">}</text:p>
      <text:p text:style-name="P11"/>
      <text:p text:style-name="P11">int left_child(int index)<text:tab/><text:tab/>/*Returns index of left child of an element of heap*/</text:p>
      <text:p text:style-name="P11">{</text:p>
      <text:p text:style-name="P11"><text:tab/>return index*2+1;</text:p>
      <text:p text:style-name="P11">}</text:p>
      <text:p text:style-name="P11"/>
      <text:p text:style-name="P11">int right_child(int index)<text:tab/><text:tab/>/*Returns index of right child of an element of heap*/</text:p>
      <text:p text:style-name="P11">{</text:p>
      <text:p text:style-name="P11"><text:tab/>return index*2+2;</text:p>
      <text:p text:style-name="P11">}</text:p>
      <text:p text:style-name="P11"/>
      <text:p text:style-name="P11">void create_heap(int heap[],int n)<text:tab/>/*Makes an array in 'heap' a heap of size 'n'*/</text:p>
      <text:p text:style-name="P11">{</text:p>
      <text:p text:style-name="P11"><text:tab/>int i,j,k;</text:p>
      <text:p text:style-name="P11"><text:tab/>for(i=1;i&lt;n;i++)</text:p>
      <text:p text:style-name="P11"><text:tab/>{</text:p>
      <text:p text:style-name="P11"><text:tab/><text:tab/>for(j=i;j!=0;j=parent(j))</text:p>
      <text:p text:style-name="P11"><text:tab/><text:tab/>{</text:p>
      <text:p text:style-name="P11"><text:tab/><text:tab/><text:tab/>if(heap[j]&gt;heap[parent(j)])</text:p>
      <text:p text:style-name="P11"><text:tab/><text:tab/><text:tab/><text:tab/>swap(&amp;heap[j],&amp;heap[parent(j)]);</text:p>
      <text:p text:style-name="P11"><text:tab/><text:tab/><text:tab/>else break;</text:p>
      <text:p text:style-name="P11"><text:tab/><text:tab/>}</text:p>
      <text:p text:style-name="P11"><text:tab/><text:tab/>for(k=0;k&lt;n;k++)</text:p>
      <text:p text:style-name="P11"><text:tab/><text:tab/>{</text:p>
      <text:p text:style-name="P11"><text:tab/><text:tab/><text:tab/>printf("%d ",heap[k]);</text:p>
      <text:p text:style-name="P11"><text:tab/><text:tab/><text:tab/>if(k==i) printf("|");</text:p>
      <text:p text:style-name="P11"><text:soft-page-break/><text:tab/><text:tab/>}</text:p>
      <text:p text:style-name="P11"><text:tab/><text:tab/>printf("\n");</text:p>
      <text:p text:style-name="P11"><text:tab/>}</text:p>
      <text:p text:style-name="P11">}</text:p>
      <text:p text:style-name="P11"/>
      <text:p text:style-name="P11">void heap_sort(int list[],size_t n)</text:p>
      <text:p text:style-name="P11">{</text:p>
      <text:p text:style-name="P11"><text:tab/>int i,j,k;</text:p>
      <text:p text:style-name="P11"><text:tab/>printf("\nHEAP SORT\nData : ");</text:p>
      <text:p text:style-name="P11"><text:tab/>for(i=0;i&lt;n;i++)</text:p>
      <text:p text:style-name="P11"><text:tab/><text:tab/>printf("%d ",list[i]);</text:p>
      <text:p text:style-name="P11"><text:tab/>/* CREATING HEAP */</text:p>
      <text:p text:style-name="P11"><text:tab/>printf("\n\nCreating heap :\n");</text:p>
      <text:p text:style-name="P11"><text:tab/>printf("|\t: at left heaped data,at right unheaped data\n\n");</text:p>
      <text:p text:style-name="P11"><text:tab/>create_heap(list,n);</text:p>
      <text:p text:style-name="P11"><text:tab/>/* DELETING HEAP */</text:p>
      <text:p text:style-name="P11"><text:tab/>printf("\nSorting :\n");</text:p>
      <text:p text:style-name="P11"><text:tab/>printf("|\t: at left unsorted data,at right sorted data\n\n");</text:p>
      <text:p text:style-name="P11"><text:tab/>for(i=n-1;i&gt;=1;i--)</text:p>
      <text:p text:style-name="P11"><text:tab/>{</text:p>
      <text:p text:style-name="P11"><text:tab/><text:tab/>swap(&amp;list[0],&amp;list[i]);</text:p>
      <text:p text:style-name="P11"><text:tab/><text:tab/>for(k=0;k&lt;n;k++)</text:p>
      <text:p text:style-name="P11"><text:tab/><text:tab/>{</text:p>
      <text:p text:style-name="P11"><text:tab/><text:tab/><text:tab/>if(k==i)printf("|");</text:p>
      <text:p text:style-name="P11"><text:tab/><text:tab/><text:tab/>printf("%d ",list[k]);</text:p>
      <text:p text:style-name="P11"><text:tab/><text:tab/>}</text:p>
      <text:p text:style-name="P11"><text:tab/><text:tab/>printf("\n");</text:p>
      <text:p text:style-name="P11"><text:tab/><text:tab/>for(j=0;j&lt;i;)</text:p>
      <text:p text:style-name="P11"><text:tab/><text:tab/>{</text:p>
      <text:p text:style-name="P11"><text:tab/><text:tab/><text:tab/>if(left_child(j)&lt;i &amp;&amp; list[left_child(j)]&gt;=list[j] </text:p>
      <text:p text:style-name="P11"><text:tab/><text:tab/><text:tab/><text:tab/><text:tab/>&amp;&amp; ((right_child(j)&lt;i) ? list[left_child(j)]&gt;=list[right_child(j)] : 1))</text:p>
      <text:p text:style-name="P11"><text:tab/><text:tab/><text:tab/>{</text:p>
      <text:p text:style-name="P11"><text:tab/><text:tab/><text:tab/><text:tab/>swap(&amp;list[j],&amp;list[left_child(j)]);</text:p>
      <text:p text:style-name="P11"><text:tab/><text:tab/><text:tab/><text:tab/>j=left_child(j);</text:p>
      <text:p text:style-name="P11"><text:tab/><text:tab/><text:tab/>}</text:p>
      <text:p text:style-name="P11"><text:tab/><text:tab/><text:tab/>else if(right_child(j)&lt;i &amp;&amp; list[right_child(j)]&gt;=list[j] </text:p>
      <text:p text:style-name="P11"><text:tab/><text:tab/><text:tab/><text:tab/><text:tab/>&amp;&amp; ((left_child(j)&lt;i) ? list[right_child(j)]&gt;=list[left_child(j)] : 1))</text:p>
      <text:p text:style-name="P11"><text:tab/><text:tab/><text:tab/>{</text:p>
      <text:p text:style-name="P11"><text:tab/><text:tab/><text:tab/><text:tab/>swap(&amp;list[j],&amp;list[right_child(j)]);</text:p>
      <text:p text:style-name="P11"><text:tab/><text:tab/><text:tab/><text:tab/>j=right_child(j);</text:p>
      <text:p text:style-name="P11"><text:tab/><text:tab/><text:tab/>}</text:p>
      <text:p text:style-name="P11"><text:tab/><text:tab/><text:tab/>else break;</text:p>
      <text:p text:style-name="P11"><text:tab/><text:tab/><text:tab/>for(k=0;k&lt;n;k++)</text:p>
      <text:p text:style-name="P11"><text:tab/><text:tab/><text:tab/>{</text:p>
      <text:p text:style-name="P11"><text:tab/><text:tab/><text:tab/><text:tab/>if(k==i)printf("|");</text:p>
      <text:p text:style-name="P11"><text:tab/><text:tab/><text:tab/><text:tab/>printf("%d ",list[k]);</text:p>
      <text:p text:style-name="P11"><text:tab/><text:tab/><text:tab/>}</text:p>
      <text:p text:style-name="P11"><text:tab/><text:tab/><text:tab/>printf("\n\n");</text:p>
      <text:p text:style-name="P11"><text:tab/><text:tab/>}</text:p>
      <text:p text:style-name="P11"><text:tab/>}</text:p>
      <text:p text:style-name="P11"><text:tab/>printf("\n\nSorted data : ");</text:p>
      <text:p text:style-name="P11"><text:tab/>for(i=0;i&lt;n;i++)</text:p>
      <text:p text:style-name="P11"><text:tab/><text:tab/>printf("%d ",list[i]);</text:p>
      <text:p text:style-name="P11"><text:tab/>printf("\n\n");</text:p>
      <text:p text:style-name="P11">}</text:p>
      <text:p text:style-name="P4"/>
      <text:p text:style-name="P4">radix.h</text:p>
      <text:p text:style-name="P4"/>
      <text:p text:style-name="P11">void radix_sort(char* list[],size_t n)</text:p>
      <text:p text:style-name="P11">{</text:p>
      <text:p text:style-name="P11"><text:tab/>int i,j,k;</text:p>
      <text:p text:style-name="P11"><text:tab/>int maxlen=0;<text:tab/><text:tab/><text:tab/><text:tab/>/* maxlen=legth of longest string*/</text:p>
      <text:p text:style-name="P11"><text:tab/>int len=0;<text:tab/><text:tab/><text:tab/><text:tab/>/* 'len' is used for calculating length of strings*/</text:p>
      <text:p text:style-name="P11"><text:tab/>int index;<text:tab/><text:tab/><text:tab/><text:tab/>/* index of string with smallest character of current radix*/</text:p>
      <text:p text:style-name="P11"><text:tab/>int min;<text:tab/><text:tab/><text:tab/><text:tab/>/* smallest unsorted character of current radix*/</text:p>
      <text:p text:style-name="P11"><text:tab/>int fu;<text:tab/><text:tab/><text:tab/><text:tab/><text:tab/>/* fu=position of first unsorted string according to current radix*/</text:p>
      <text:p text:style-name="P11"><text:tab/>char *temp;<text:tab/><text:tab/><text:tab/><text:tab/></text:p>
      <text:p text:style-name="P11"><text:tab/>printf("\nRADIX SORT\nData : ");</text:p>
      <text:p text:style-name="P11"><text:tab/>for(j=0;j&lt;n;j++)</text:p>
      <text:p text:style-name="P11"><text:tab/><text:tab/>printf("%s ",list[j]);</text:p>
      <text:p text:style-name="P11"><text:tab/>printf("\n[ ]\t: Character at current radix position\n\n");</text:p>
      <text:p text:style-name="P11"><text:tab/>for(i=0;i&lt;n;i++)</text:p>
      <text:p text:style-name="P11"><text:tab/>{</text:p>
      <text:p text:style-name="P11"><text:tab/><text:tab/>len=strlen(list[i]);</text:p>
      <text:p text:style-name="P11"><text:tab/><text:tab/>maxlen=(len&gt;maxlen)?len:maxlen;</text:p>
      <text:p text:style-name="P11"><text:tab/>}</text:p>
      <text:p text:style-name="P11"><text:tab/>for(i=maxlen-1;i&gt;=0;i--)</text:p>
      <text:p text:style-name="P11"><text:tab/>{</text:p>
      <text:p text:style-name="P11"><text:tab/><text:tab/>for(fu=0;fu&lt;n-1;fu++)</text:p>
      <text:p text:style-name="P11"><text:soft-page-break/><text:tab/><text:tab/>{</text:p>
      <text:p text:style-name="P11"><text:tab/><text:tab/><text:tab/>/*finding smallest unsorted character*/</text:p>
      <text:p text:style-name="P11"><text:tab/><text:tab/><text:tab/>for(index=fu,min=0xFF,j=index;j&lt;n;j++)<text:tab/></text:p>
      <text:p text:style-name="P11"><text:tab/><text:tab/><text:tab/><text:tab/>if(list[j][i]&lt;min)</text:p>
      <text:p text:style-name="P11"><text:tab/><text:tab/><text:tab/><text:tab/><text:tab/>min=list[index=j][i];</text:p>
      <text:p text:style-name="P11"><text:tab/><text:tab/><text:tab/>temp=list[index];</text:p>
      <text:p text:style-name="P11"><text:tab/><text:tab/><text:tab/>/*shifting*/</text:p>
      <text:p text:style-name="P11"><text:tab/><text:tab/><text:tab/>for(j=index-1;j&gt;=fu;j--)<text:tab/></text:p>
      <text:p text:style-name="P11"><text:tab/><text:tab/><text:tab/><text:tab/>list[j+1]=list[j];</text:p>
      <text:p text:style-name="P11"><text:tab/><text:tab/><text:tab/>list[fu]=temp;</text:p>
      <text:p text:style-name="P11"><text:tab/><text:tab/>}</text:p>
      <text:p text:style-name="P11"><text:tab/><text:tab/>printf("Current radix position : %d\n",i);</text:p>
      <text:p text:style-name="P11"><text:tab/><text:tab/>for(k=0;k&lt;n;k++)</text:p>
      <text:p text:style-name="P11"><text:tab/><text:tab/><text:tab/>printf("%-*.*s[%c]%-*.*s\n",i,i,list[k],(list[k][i])?list[k][i]:' ',maxlen-i,maxlen-i,list[k]+i+1);</text:p>
      <text:p text:style-name="P11"><text:tab/><text:tab/>printf("\n");</text:p>
      <text:p text:style-name="P11"><text:tab/>}</text:p>
      <text:p text:style-name="P11"><text:tab/>printf("\n\nSorted data : ");</text:p>
      <text:p text:style-name="P11"><text:tab/>for(i=0;i&lt;n;i++)</text:p>
      <text:p text:style-name="P11"><text:tab/><text:tab/>printf("%s ",list[i]);</text:p>
      <text:p text:style-name="P11"><text:tab/>printf("\n");</text:p>
      <text:p text:style-name="P11">}</text:p>
      <text:p text:style-name="P4"/>
      <text:p text:style-name="P4">stack.h</text:p>
      <text:p text:style-name="P11"/>
      <text:p text:style-name="P11">/*<text:tab/>Author : Rakesh Malik</text:p>
      <text:p text:style-name="P11"><text:s/>*<text:tab/>Date : 23.11.2010 - 02.12.2010</text:p>
      <text:p text:style-name="P11"><text:s/>*<text:tab/>B.Sc. Computer Science 2nd Year</text:p>
      <text:p text:style-name="P11"><text:s/>*<text:tab/>Stack Operations</text:p>
      <text:p text:style-name="P11"><text:s/>*/</text:p>
      <text:p text:style-name="P11"/>
      <text:p text:style-name="P11">#ifndef _STACK_H</text:p>
      <text:p text:style-name="P11">#define _STACK_H</text:p>
      <text:p text:style-name="P11"/>
      <text:p text:style-name="P11">#define MAXSTACK 200</text:p>
      <text:p text:style-name="P11"/>
      <text:p text:style-name="P11">int underflow(int stack[],int top)</text:p>
      <text:p text:style-name="P11">{</text:p>
      <text:p text:style-name="P11"><text:tab/>if(top&lt;0) return 1;</text:p>
      <text:p text:style-name="P11"><text:tab/>else return 0;</text:p>
      <text:p text:style-name="P11">}</text:p>
      <text:p text:style-name="P11"/>
      <text:p text:style-name="P11">int overflow(int stack[],int top)</text:p>
      <text:p text:style-name="P11">{</text:p>
      <text:p text:style-name="P11"><text:tab/>if(top&gt;=MAXSTACK) return 1;</text:p>
      <text:p text:style-name="P11"><text:tab/>else return 0;</text:p>
      <text:p text:style-name="P11">}</text:p>
      <text:p text:style-name="P11"/>
      <text:p text:style-name="P11">void push(int stack[],int *top,int item)</text:p>
      <text:p text:style-name="P11">{</text:p>
      <text:p text:style-name="P11"><text:tab/>if(overflow(stack,*top)) fprintf(stderr,"stack overflow\n");</text:p>
      <text:p text:style-name="P11"><text:tab/>else stack[++(*top)]=item;</text:p>
      <text:p text:style-name="P11">}</text:p>
      <text:p text:style-name="P11"/>
      <text:p text:style-name="P11">int pop(int stack[],int *top)</text:p>
      <text:p text:style-name="P11">{</text:p>
      <text:p text:style-name="P11"><text:tab/>if(underflow(stack,*top)) fprintf(stderr,"stack underflow\n");</text:p>
      <text:p text:style-name="P11"><text:tab/>else return stack[(*top)--];</text:p>
      <text:p text:style-name="P11"><text:tab/>return 0;</text:p>
      <text:p text:style-name="P11">}</text:p>
      <text:p text:style-name="P11"/>
      <text:p text:style-name="P11"/>
      <text:p text:style-name="P11">#endif</text:p>
      <text:p text:style-name="P1"/>
      <text:p text:style-name="P1"/>
      <text:p text:style-name="P6">OUTPUT:</text:p>
      <text:p text:style-name="P10"/>
      <text:p text:style-name="P10"/>
      <text:p text:style-name="P10">Sort :</text:p>
      <text:p text:style-name="P10"/>
      <text:p text:style-name="P10">1. Load List</text:p>
      <text:p text:style-name="P10">2. Modified Bubble Sort</text:p>
      <text:p text:style-name="P10">3. Insertion Sort <text:s text:c="5"/></text:p>
      <text:p text:style-name="P10">4. Selection Sort <text:s text:c="5"/></text:p>
      <text:p text:style-name="P10">5. Quick Sort <text:s text:c="9"/></text:p>
      <text:p text:style-name="P10">6. Merge Sort <text:s text:c="9"/></text:p>
      <text:p text:style-name="P10">7. Heap Sort <text:s text:c="10"/></text:p>
      <text:p text:style-name="P10">8. Radix Sort <text:s text:c="9"/></text:p>
      <text:p text:style-name="P10">0. Exit <text:s text:c="15"/></text:p>
      <text:p text:style-name="P10"><text:s text:c="8"/>Enter your choice _1</text:p>
      <text:p text:style-name="P10"/>
      <text:p text:style-name="P10">Enter the filename : list6</text:p>
      <text:p text:style-name="P10"><text:soft-page-break/></text:p>
      <text:p text:style-name="P10">Sort :</text:p>
      <text:p text:style-name="P10"/>
      <text:p text:style-name="P10">Data : 1 2 3 -3 -2 -1 0 </text:p>
      <text:p text:style-name="P10"/>
      <text:p text:style-name="P10">1. Load List</text:p>
      <text:p text:style-name="P10">2. Modified Bubble Sort</text:p>
      <text:p text:style-name="P10">3. Insertion Sort <text:s text:c="5"/></text:p>
      <text:p text:style-name="P10">4. Selection Sort <text:s text:c="5"/></text:p>
      <text:p text:style-name="P10">5. Quick Sort <text:s text:c="9"/></text:p>
      <text:p text:style-name="P10">6. Merge Sort <text:s text:c="9"/></text:p>
      <text:p text:style-name="P10">7. Heap Sort <text:s text:c="10"/></text:p>
      <text:p text:style-name="P10">8. Radix Sort <text:s text:c="9"/></text:p>
      <text:p text:style-name="P10">0. Exit <text:s text:c="15"/></text:p>
      <text:p text:style-name="P10"><text:s text:c="8"/>Enter your choice _2</text:p>
      <text:p text:style-name="P10"/>
      <text:p text:style-name="P10">BUBBLE SORT</text:p>
      <text:p text:style-name="P10">Data : 1 2 3 -3 -2 -1 0 </text:p>
      <text:p text:style-name="P10">[ ] <text:s text:c="4"/>: Elements checked if they are to be swapped</text:p>
      <text:p text:style-name="P10"/>
      <text:p text:style-name="P10">loop 1:</text:p>
      <text:p text:style-name="P10"><text:s text:c="8"/>[1] <text:s text:c="4"/>[2] <text:s text:c="4"/>3 <text:s text:c="6"/>-3 <text:s text:c="5"/>-2 <text:s text:c="5"/>-1 <text:s text:c="5"/>0</text:p>
      <text:p text:style-name="P10"><text:s text:c="8"/>1 <text:s text:c="6"/>[2] <text:s text:c="4"/>[3] <text:s text:c="4"/>-3 <text:s text:c="5"/>-2 <text:s text:c="5"/>-1 <text:s text:c="5"/>0</text:p>
      <text:p text:style-name="P10"><text:s text:c="8"/>1 <text:s text:c="6"/>2 <text:s text:c="6"/>[3] <text:s text:c="4"/>[-3] <text:s text:c="3"/>-2 <text:s text:c="5"/>-1 <text:s text:c="5"/>0 <text:s text:c="14"/>3, -3 swapped</text:p>
      <text:p text:style-name="P10"><text:s text:c="8"/>1 <text:s text:c="6"/>2 <text:s text:c="6"/>-3 <text:s text:c="5"/>[3] <text:s text:c="4"/>[-2] <text:s text:c="3"/>-1 <text:s text:c="5"/>0 <text:s text:c="14"/>3, -2 swapped</text:p>
      <text:p text:style-name="P10"><text:s text:c="8"/>1 <text:s text:c="6"/>2 <text:s text:c="6"/>-3 <text:s text:c="5"/>-2 <text:s text:c="5"/>[3] <text:s text:c="4"/>[-1] <text:s text:c="3"/>0 <text:s text:c="14"/>3, -1 swapped</text:p>
      <text:p text:style-name="P10"><text:s text:c="8"/>1 <text:s text:c="6"/>2 <text:s text:c="6"/>-3 <text:s text:c="5"/>-2 <text:s text:c="5"/>-1 <text:s text:c="5"/>[3] <text:s text:c="4"/>[0] <text:s text:c="12"/>3, 0 swapped </text:p>
      <text:p text:style-name="P10">loop 2: <text:s text:c="77"/></text:p>
      <text:p text:style-name="P10"><text:s text:c="8"/>[1] <text:s text:c="4"/>[2] <text:s text:c="4"/>-3 <text:s text:c="5"/>-2 <text:s text:c="5"/>-1 <text:s text:c="5"/>0 <text:s text:c="6"/>3 <text:s text:c="27"/></text:p>
      <text:p text:style-name="P10"><text:s text:c="8"/>1 <text:s text:c="6"/>[2] <text:s text:c="4"/>[-3] <text:s text:c="3"/>-2 <text:s text:c="5"/>-1 <text:s text:c="5"/>0 <text:s text:c="6"/>3 <text:s text:c="14"/>2, -3 swapped</text:p>
      <text:p text:style-name="P10"><text:s text:c="8"/>1 <text:s text:c="6"/>-3 <text:s text:c="5"/>[2] <text:s text:c="4"/>[-2] <text:s text:c="3"/>-1 <text:s text:c="5"/>0 <text:s text:c="6"/>3 <text:s text:c="14"/>2, -2 swapped</text:p>
      <text:p text:style-name="P10"><text:s text:c="8"/>1 <text:s text:c="6"/>-3 <text:s text:c="5"/>-2 <text:s text:c="5"/>[2] <text:s text:c="4"/>[-1] <text:s text:c="3"/>0 <text:s text:c="6"/>3 <text:s text:c="14"/>2, -1 swapped</text:p>
      <text:p text:style-name="P10"><text:s text:c="8"/>1 <text:s text:c="6"/>-3 <text:s text:c="5"/>-2 <text:s text:c="5"/>-1 <text:s text:c="5"/>[2] <text:s text:c="4"/>[0] <text:s text:c="4"/>3 <text:s text:c="14"/>2, 0 swapped </text:p>
      <text:p text:style-name="P10">loop 3: <text:s text:c="77"/></text:p>
      <text:p text:style-name="P10"><text:s text:c="8"/>[1] <text:s text:c="4"/>[-3] <text:s text:c="3"/>-2 <text:s text:c="5"/>-1 <text:s text:c="5"/>0 <text:s text:c="6"/>2 <text:s text:c="6"/>3 <text:s text:c="14"/>1, -3 swapped</text:p>
      <text:p text:style-name="P10"><text:s text:c="8"/>-3 <text:s text:c="5"/>[1] <text:s text:c="4"/>[-2] <text:s text:c="3"/>-1 <text:s text:c="5"/>0 <text:s text:c="6"/>2 <text:s text:c="6"/>3 <text:s text:c="14"/>1, -2 swapped</text:p>
      <text:p text:style-name="P10"><text:s text:c="8"/>-3 <text:s text:c="5"/>-2 <text:s text:c="5"/>[1] <text:s text:c="4"/>[-1] <text:s text:c="3"/>0 <text:s text:c="6"/>2 <text:s text:c="6"/>3 <text:s text:c="14"/>1, -1 swapped</text:p>
      <text:p text:style-name="P10"><text:s text:c="8"/>-3 <text:s text:c="5"/>-2 <text:s text:c="5"/>-1 <text:s text:c="5"/>[1] <text:s text:c="4"/>[0] <text:s text:c="4"/>2 <text:s text:c="6"/>3 <text:s text:c="14"/>1, 0 swapped </text:p>
      <text:p text:style-name="P10">loop 4: <text:s text:c="77"/></text:p>
      <text:p text:style-name="P10"><text:s text:c="8"/>[-3] <text:s text:c="3"/>[-2] <text:s text:c="3"/>-1 <text:s text:c="5"/>0 <text:s text:c="6"/>1 <text:s text:c="6"/>2 <text:s text:c="6"/>3 <text:s text:c="27"/></text:p>
      <text:p text:style-name="P10"><text:s text:c="8"/>-3 <text:s text:c="5"/>[-2] <text:s text:c="3"/>[-1] <text:s text:c="3"/>0 <text:s text:c="6"/>1 <text:s text:c="6"/>2 <text:s text:c="6"/>3 <text:s text:c="27"/></text:p>
      <text:p text:style-name="P10"><text:s text:c="8"/>-3 <text:s text:c="5"/>-2 <text:s text:c="5"/>[-1] <text:s text:c="3"/>[0] <text:s text:c="4"/>1 <text:s text:c="6"/>2 <text:s text:c="6"/>3 <text:s text:c="27"/></text:p>
      <text:p text:style-name="P10"/>
      <text:p text:style-name="P10">Sorted data : -3 -2 -1 0 1 2 3 </text:p>
      <text:p text:style-name="P10"/>
      <text:p text:style-name="P10"/>
      <text:p text:style-name="P10"/>
      <text:p text:style-name="P10">Sort :</text:p>
      <text:p text:style-name="P10"/>
      <text:p text:style-name="P10">Data : -3 -2 -1 0 1 2 3 </text:p>
      <text:p text:style-name="P10"/>
      <text:p text:style-name="P10">1. Load List</text:p>
      <text:p text:style-name="P10">2. Modified Bubble Sort</text:p>
      <text:p text:style-name="P10">3. Insertion Sort <text:s text:c="5"/></text:p>
      <text:p text:style-name="P10">4. Selection Sort <text:s text:c="5"/></text:p>
      <text:p text:style-name="P10">5. Quick Sort <text:s text:c="9"/></text:p>
      <text:p text:style-name="P10">6. Merge Sort <text:s text:c="9"/></text:p>
      <text:p text:style-name="P10">7. Heap Sort <text:s text:c="10"/></text:p>
      <text:p text:style-name="P10">8. Radix Sort <text:s text:c="9"/></text:p>
      <text:p text:style-name="P10">0. Exit <text:s text:c="15"/></text:p>
      <text:p text:style-name="P10"><text:s text:c="8"/>Enter your choice _1</text:p>
      <text:p text:style-name="P10"/>
      <text:p text:style-name="P10">Enter the filename : list1</text:p>
      <text:p text:style-name="P10"/>
      <text:p text:style-name="P10">Sort :</text:p>
      <text:p text:style-name="P10"/>
      <text:p text:style-name="P10">Data : 7 1 9 3 8 4 2 </text:p>
      <text:p text:style-name="P10"/>
      <text:p text:style-name="P10">1. Load List</text:p>
      <text:p text:style-name="P10">2. Modified Bubble Sort</text:p>
      <text:p text:style-name="P10">3. Insertion Sort <text:s text:c="5"/></text:p>
      <text:p text:style-name="P10">4. Selection Sort <text:s text:c="5"/></text:p>
      <text:p text:style-name="P10">5. Quick Sort <text:s text:c="9"/></text:p>
      <text:p text:style-name="P10">6. Merge Sort <text:s text:c="9"/></text:p>
      <text:p text:style-name="P10">7. Heap Sort <text:s text:c="10"/></text:p>
      <text:p text:style-name="P10">8. Radix Sort <text:s text:c="9"/></text:p>
      <text:p text:style-name="P10">0. Exit <text:s text:c="15"/></text:p>
      <text:p text:style-name="P10"><text:s text:c="8"/>Enter your choice _3</text:p>
      <text:p text:style-name="P10"/>
      <text:p text:style-name="P10">SELECTION SORT</text:p>
      <text:p text:style-name="P10">Data : 7 1 9 3 8 4 2 </text:p>
      <text:p text:style-name="P10">[ ] <text:s text:c="4"/>: First unsorted element</text:p>
      <text:p text:style-name="P10">( ) <text:s text:c="4"/>: The element to swapped with first unsorted element</text:p>
      <text:p text:style-name="P10"><text:soft-page-break/></text:p>
      <text:p text:style-name="P10">[7] <text:s text:c="4"/>(1) <text:s text:c="4"/>9 <text:s text:c="6"/>3 <text:s text:c="6"/>8 <text:s text:c="6"/>4 <text:s text:c="6"/>2 <text:s text:c="22"/>7, 1 swapped</text:p>
      <text:p text:style-name="P10">1 <text:s text:c="6"/>[7] <text:s text:c="4"/>9 <text:s text:c="6"/>3 <text:s text:c="6"/>8 <text:s text:c="6"/>4 <text:s text:c="6"/>(2) <text:s text:c="20"/>7, 2 swapped</text:p>
      <text:p text:style-name="P10">1 <text:s text:c="6"/>2 <text:s text:c="6"/>[9] <text:s text:c="4"/>(3) <text:s text:c="4"/>8 <text:s text:c="6"/>4 <text:s text:c="6"/>7 <text:s text:c="22"/>9, 3 swapped</text:p>
      <text:p text:style-name="P10">1 <text:s text:c="6"/>2 <text:s text:c="6"/>3 <text:s text:c="6"/>[9] <text:s text:c="4"/>8 <text:s text:c="6"/>(4) <text:s text:c="4"/>7 <text:s text:c="22"/>9, 4 swapped</text:p>
      <text:p text:style-name="P10">1 <text:s text:c="6"/>2 <text:s text:c="6"/>3 <text:s text:c="6"/>4 <text:s text:c="6"/>[8] <text:s text:c="4"/>9 <text:s text:c="6"/>(7) <text:s text:c="20"/>8, 7 swapped</text:p>
      <text:p text:style-name="P10">1 <text:s text:c="6"/>2 <text:s text:c="6"/>3 <text:s text:c="6"/>4 <text:s text:c="6"/>7 <text:s text:c="6"/>[9] <text:s text:c="4"/>(8) <text:s text:c="20"/>9, 8 swapped</text:p>
      <text:p text:style-name="P10"/>
      <text:p text:style-name="P10">Sorted data : 1 2 3 4 7 8 9 </text:p>
      <text:p text:style-name="P10"/>
      <text:p text:style-name="P10"/>
      <text:p text:style-name="P10"/>
      <text:p text:style-name="P10">Sort :</text:p>
      <text:p text:style-name="P10"/>
      <text:p text:style-name="P10">Data : 1 2 3 4 7 8 9 </text:p>
      <text:p text:style-name="P10"/>
      <text:p text:style-name="P10">1. Load List</text:p>
      <text:p text:style-name="P10">2. Modified Bubble Sort</text:p>
      <text:p text:style-name="P10">3. Insertion Sort <text:s text:c="5"/></text:p>
      <text:p text:style-name="P10">4. Selection Sort <text:s text:c="5"/></text:p>
      <text:p text:style-name="P10">5. Quick Sort <text:s text:c="9"/></text:p>
      <text:p text:style-name="P10">6. Merge Sort <text:s text:c="9"/></text:p>
      <text:p text:style-name="P10">7. Heap Sort <text:s text:c="10"/></text:p>
      <text:p text:style-name="P10">8. Radix Sort <text:s text:c="9"/></text:p>
      <text:p text:style-name="P10">0. Exit <text:s text:c="15"/></text:p>
      <text:p text:style-name="P10"><text:s text:c="8"/>Enter your choice _1</text:p>
      <text:p text:style-name="P10"/>
      <text:p text:style-name="P10">Enter the filename : list1</text:p>
      <text:p text:style-name="P10"/>
      <text:p text:style-name="P10">Sort :</text:p>
      <text:p text:style-name="P10"/>
      <text:p text:style-name="P10">Data : 7 1 9 3 8 4 2 </text:p>
      <text:p text:style-name="P10"/>
      <text:p text:style-name="P10">1. Load List</text:p>
      <text:p text:style-name="P10">2. Modified Bubble Sort</text:p>
      <text:p text:style-name="P10">3. Insertion Sort <text:s text:c="5"/></text:p>
      <text:p text:style-name="P10">4. Selection Sort <text:s text:c="5"/></text:p>
      <text:p text:style-name="P10">5. Quick Sort <text:s text:c="9"/></text:p>
      <text:p text:style-name="P10">6. Merge Sort <text:s text:c="9"/></text:p>
      <text:p text:style-name="P10">7. Heap Sort <text:s text:c="10"/></text:p>
      <text:p text:style-name="P10">8. Radix Sort <text:s text:c="9"/></text:p>
      <text:p text:style-name="P10">0. Exit <text:s text:c="15"/></text:p>
      <text:p text:style-name="P10"><text:s text:c="8"/>Enter your choice _4</text:p>
      <text:p text:style-name="P10"/>
      <text:p text:style-name="P10">INSERTION SORT</text:p>
      <text:p text:style-name="P10">Data : 7 1 9 3 8 4 2 </text:p>
      <text:p text:style-name="P10">* <text:s text:c="6"/>: Position where first unsorted data is to be inserted</text:p>
      <text:p text:style-name="P10">[ ] <text:s text:c="4"/>: First unsorted data <text:s text:c="32"/></text:p>
      <text:p text:style-name="P10"/>
      <text:p text:style-name="P10"><text:s text:c="2"/>* <text:s text:c="4"/>7 <text:s text:c="6"/>[1] <text:s text:c="4"/>9 <text:s text:c="6"/>3 <text:s text:c="6"/>8 <text:s text:c="6"/>4 <text:s text:c="6"/>2</text:p>
      <text:p text:style-name="P10"><text:s text:c="8"/>1 <text:s text:c="6"/>7 <text:s/>* <text:s text:c="3"/>[9] <text:s text:c="4"/>3 <text:s text:c="6"/>8 <text:s text:c="6"/>4 <text:s text:c="6"/>2</text:p>
      <text:p text:style-name="P10"><text:s text:c="8"/>1 <text:s/>* <text:s text:c="3"/>7 <text:s text:c="6"/>9 <text:s text:c="6"/>[3] <text:s text:c="4"/>8 <text:s text:c="6"/>4 <text:s text:c="6"/>2</text:p>
      <text:p text:style-name="P10"><text:s text:c="8"/>1 <text:s text:c="6"/>3 <text:s text:c="6"/>7 <text:s/>* <text:s text:c="3"/>9 <text:s text:c="6"/>[8] <text:s text:c="4"/>4 <text:s text:c="6"/>2</text:p>
      <text:p text:style-name="P10"><text:s text:c="8"/>1 <text:s text:c="6"/>3 <text:s/>* <text:s text:c="3"/>7 <text:s text:c="6"/>8 <text:s text:c="6"/>9 <text:s text:c="6"/>[4] <text:s text:c="4"/>2</text:p>
      <text:p text:style-name="P10"><text:s text:c="8"/>1 <text:s/>* <text:s text:c="3"/>3 <text:s text:c="6"/>4 <text:s text:c="6"/>7 <text:s text:c="6"/>8 <text:s text:c="6"/>9 <text:s text:c="6"/>[2]</text:p>
      <text:p text:style-name="P10"/>
      <text:p text:style-name="P10">Sorted data : 1 2 3 4 7 8 9 </text:p>
      <text:p text:style-name="P10"/>
      <text:p text:style-name="P10"/>
      <text:p text:style-name="P10"/>
      <text:p text:style-name="P10">Sort :</text:p>
      <text:p text:style-name="P10"/>
      <text:p text:style-name="P10">Data : 1 2 3 4 7 8 9 </text:p>
      <text:p text:style-name="P10"/>
      <text:p text:style-name="P10">1. Load List</text:p>
      <text:p text:style-name="P10">2. Modified Bubble Sort</text:p>
      <text:p text:style-name="P10">3. Insertion Sort <text:s text:c="5"/></text:p>
      <text:p text:style-name="P10">4. Selection Sort <text:s text:c="5"/></text:p>
      <text:p text:style-name="P10">5. Quick Sort <text:s text:c="9"/></text:p>
      <text:p text:style-name="P10">6. Merge Sort <text:s text:c="9"/></text:p>
      <text:p text:style-name="P10">7. Heap Sort <text:s text:c="10"/></text:p>
      <text:p text:style-name="P10">8. Radix Sort <text:s text:c="9"/></text:p>
      <text:p text:style-name="P10">0. Exit <text:s text:c="15"/></text:p>
      <text:p text:style-name="P10"><text:s text:c="8"/>Enter your choice _1</text:p>
      <text:p text:style-name="P10"/>
      <text:p text:style-name="P10">Enter the filename : list1</text:p>
      <text:p text:style-name="P10"/>
      <text:p text:style-name="P10">Sort :</text:p>
      <text:p text:style-name="P10"/>
      <text:p text:style-name="P10">Data : 7 1 9 3 8 4 2 </text:p>
      <text:p text:style-name="P10"/>
      <text:p text:style-name="P10">1. Load List</text:p>
      <text:p text:style-name="P10">2. Modified Bubble Sort</text:p>
      <text:p text:style-name="P10"><text:soft-page-break/>3. Insertion Sort <text:s text:c="5"/></text:p>
      <text:p text:style-name="P10">4. Selection Sort <text:s text:c="5"/></text:p>
      <text:p text:style-name="P10">5. Quick Sort <text:s text:c="9"/></text:p>
      <text:p text:style-name="P10">6. Merge Sort <text:s text:c="9"/></text:p>
      <text:p text:style-name="P10">7. Heap Sort <text:s text:c="10"/></text:p>
      <text:p text:style-name="P10">8. Radix Sort <text:s text:c="9"/></text:p>
      <text:p text:style-name="P10">0. Exit <text:s text:c="15"/></text:p>
      <text:p text:style-name="P10"><text:s text:c="8"/>Enter your choice _5</text:p>
      <text:p text:style-name="P10"/>
      <text:p text:style-name="P10">QUICK SORT</text:p>
      <text:p text:style-name="P10">Data : 7 1 9 3 8 4 2 </text:p>
      <text:p text:style-name="P10">[ ] <text:s text:c="4"/>: Current partition</text:p>
      <text:p text:style-name="P10">( ) <text:s text:c="4"/>: Pivot of current partition</text:p>
      <text:p text:style-name="P10"/>
      <text:p text:style-name="P10">[1 <text:s text:c="5"/>2 <text:s text:c="6"/>3 <text:s text:c="6"/>4 <text:s text:c="6"/>(7) <text:s text:c="4"/>8 <text:s text:c="6"/>9]</text:p>
      <text:p text:style-name="P10">1 <text:s text:c="6"/>2 <text:s text:c="6"/>3 <text:s text:c="6"/>4 <text:s text:c="6"/>7 <text:s text:c="6"/>[(8) <text:s text:c="3"/>9]</text:p>
      <text:p text:style-name="P10">1 <text:s text:c="6"/>2 <text:s text:c="6"/>3 <text:s text:c="6"/>4 <text:s text:c="6"/>7 <text:s text:c="6"/>8 <text:s text:c="6"/>[(9)]</text:p>
      <text:p text:style-name="P10">[(1) <text:s text:c="3"/>3 <text:s text:c="6"/>4 <text:s text:c="6"/>2] <text:s text:c="5"/>7 <text:s text:c="6"/>8 <text:s text:c="6"/>9 <text:s text:c="3"/></text:p>
      <text:p text:style-name="P10">1 <text:s text:c="6"/>[2 <text:s text:c="5"/>(3) <text:s text:c="4"/>4] <text:s text:c="5"/>7 <text:s text:c="6"/>8 <text:s text:c="6"/>9 <text:s text:c="3"/></text:p>
      <text:p text:style-name="P10">1 <text:s text:c="6"/>2 <text:s text:c="6"/>3 <text:s text:c="6"/>[(4)] <text:s text:c="2"/>7 <text:s text:c="6"/>8 <text:s text:c="6"/>9 <text:s text:c="3"/></text:p>
      <text:p text:style-name="P10">1 <text:s text:c="6"/>[(2)] <text:s text:c="2"/>3 <text:s text:c="6"/>4 <text:s text:c="6"/>7 <text:s text:c="6"/>8 <text:s text:c="6"/>9 <text:s text:c="3"/></text:p>
      <text:p text:style-name="P10"/>
      <text:p text:style-name="P10">Sorted data : 1 2 3 4 7 8 9 </text:p>
      <text:p text:style-name="P10"/>
      <text:p text:style-name="P10"/>
      <text:p text:style-name="P10"/>
      <text:p text:style-name="P10">Sort :</text:p>
      <text:p text:style-name="P10"/>
      <text:p text:style-name="P10">Data : 1 2 3 4 7 8 9 </text:p>
      <text:p text:style-name="P10"/>
      <text:p text:style-name="P10">1. Load List</text:p>
      <text:p text:style-name="P10">2. Modified Bubble Sort</text:p>
      <text:p text:style-name="P10">3. Insertion Sort <text:s text:c="5"/></text:p>
      <text:p text:style-name="P10">4. Selection Sort <text:s text:c="5"/></text:p>
      <text:p text:style-name="P10">5. Quick Sort <text:s text:c="9"/></text:p>
      <text:p text:style-name="P10">6. Merge Sort <text:s text:c="9"/></text:p>
      <text:p text:style-name="P10">7. Heap Sort <text:s text:c="10"/></text:p>
      <text:p text:style-name="P10">8. Radix Sort <text:s text:c="9"/></text:p>
      <text:p text:style-name="P10">0. Exit <text:s text:c="15"/></text:p>
      <text:p text:style-name="P10"><text:s text:c="8"/>Enter your choice _1</text:p>
      <text:p text:style-name="P10"/>
      <text:p text:style-name="P10">Enter the filename : list1</text:p>
      <text:p text:style-name="P10"/>
      <text:p text:style-name="P10">Sort :</text:p>
      <text:p text:style-name="P10"/>
      <text:p text:style-name="P10">Data : 7 1 9 3 8 4 2 </text:p>
      <text:p text:style-name="P10"/>
      <text:p text:style-name="P10">1. Load List</text:p>
      <text:p text:style-name="P10">2. Modified Bubble Sort</text:p>
      <text:p text:style-name="P10">3. Insertion Sort <text:s text:c="5"/></text:p>
      <text:p text:style-name="P10">4. Selection Sort <text:s text:c="5"/></text:p>
      <text:p text:style-name="P10">5. Quick Sort <text:s text:c="9"/></text:p>
      <text:p text:style-name="P10">6. Merge Sort <text:s text:c="9"/></text:p>
      <text:p text:style-name="P10">7. Heap Sort <text:s text:c="10"/></text:p>
      <text:p text:style-name="P10">8. Radix Sort <text:s text:c="9"/></text:p>
      <text:p text:style-name="P10">0. Exit <text:s text:c="15"/></text:p>
      <text:p text:style-name="P10"><text:s text:c="8"/>Enter your choice _6</text:p>
      <text:p text:style-name="P10"/>
      <text:p text:style-name="P10">MERGE SORT</text:p>
      <text:p text:style-name="P10">Data : 7 1 9 3 8 4 2 </text:p>
      <text:p text:style-name="P10">( ) <text:s text:c="4"/>: Subarrays currently being merged</text:p>
      <text:p text:style-name="P10"/>
      <text:p text:style-name="P10">(7) <text:s text:c="4"/>(1) <text:s text:c="4"/>9 <text:s text:c="6"/>3 <text:s text:c="6"/>8 <text:s text:c="6"/>4 <text:s text:c="6"/>2</text:p>
      <text:p text:style-name="P10">1 <text:s text:c="6"/>7 <text:s text:c="6"/>(9) <text:s text:c="4"/>(3) <text:s text:c="4"/>8 <text:s text:c="6"/>4 <text:s text:c="6"/>2</text:p>
      <text:p text:style-name="P10">1 <text:s text:c="6"/>7 <text:s text:c="6"/>3 <text:s text:c="6"/>9 <text:s text:c="6"/>(8) <text:s text:c="4"/>(4) <text:s text:c="4"/>2</text:p>
      <text:p text:style-name="P10">1 <text:s text:c="6"/>7 <text:s text:c="6"/>3 <text:s text:c="6"/>9 <text:s text:c="6"/>4 <text:s text:c="6"/>8 <text:s text:c="6"/>(2)</text:p>
      <text:p text:style-name="P10">(1 <text:s text:c="5"/>7) <text:s text:c="5"/>(3 <text:s text:c="5"/>9) <text:s text:c="5"/>4 <text:s text:c="6"/>8 <text:s text:c="6"/>2 <text:s/></text:p>
      <text:p text:style-name="P10">1 <text:s text:c="6"/>3 <text:s text:c="6"/>7 <text:s text:c="6"/>9 <text:s text:c="6"/>(4 <text:s text:c="5"/>8) <text:s text:c="5"/>(2)</text:p>
      <text:p text:style-name="P10">(1 <text:s text:c="5"/>3 <text:s text:c="6"/>7 <text:s text:c="6"/>9) <text:s text:c="5"/>(2 <text:s text:c="5"/>4 <text:s text:c="6"/>8) </text:p>
      <text:p text:style-name="P10"/>
      <text:p text:style-name="P10">Sorted data : 1 2 3 4 7 8 9 </text:p>
      <text:p text:style-name="P10"/>
      <text:p text:style-name="P10"/>
      <text:p text:style-name="P10"/>
      <text:p text:style-name="P10">Sort :</text:p>
      <text:p text:style-name="P10"/>
      <text:p text:style-name="P10">Data : 1 2 3 4 7 8 9 </text:p>
      <text:p text:style-name="P10"/>
      <text:p text:style-name="P10">1. Load List</text:p>
      <text:p text:style-name="P10">2. Modified Bubble Sort</text:p>
      <text:p text:style-name="P10">3. Insertion Sort <text:s text:c="5"/></text:p>
      <text:p text:style-name="P10">4. Selection Sort <text:s text:c="5"/></text:p>
      <text:p text:style-name="P10">5. Quick Sort <text:s text:c="9"/></text:p>
      <text:p text:style-name="P10"><text:soft-page-break/>6. Merge Sort <text:s text:c="9"/></text:p>
      <text:p text:style-name="P10">7. Heap Sort <text:s text:c="10"/></text:p>
      <text:p text:style-name="P10">8. Radix Sort <text:s text:c="9"/></text:p>
      <text:p text:style-name="P10">0. Exit <text:s text:c="15"/></text:p>
      <text:p text:style-name="P10"><text:s text:c="8"/>Enter your choice _1</text:p>
      <text:p text:style-name="P10"/>
      <text:p text:style-name="P10">Enter the filename : list1</text:p>
      <text:p text:style-name="P10"/>
      <text:p text:style-name="P10">Sort :</text:p>
      <text:p text:style-name="P10"/>
      <text:p text:style-name="P10">Data : 7 1 9 3 8 4 2 </text:p>
      <text:p text:style-name="P10"/>
      <text:p text:style-name="P10">1. Load List</text:p>
      <text:p text:style-name="P10">2. Modified Bubble Sort</text:p>
      <text:p text:style-name="P10">3. Insertion Sort <text:s text:c="5"/></text:p>
      <text:p text:style-name="P10">4. Selection Sort <text:s text:c="5"/></text:p>
      <text:p text:style-name="P10">5. Quick Sort <text:s text:c="9"/></text:p>
      <text:p text:style-name="P10">6. Merge Sort <text:s text:c="9"/></text:p>
      <text:p text:style-name="P10">7. Heap Sort <text:s text:c="10"/></text:p>
      <text:p text:style-name="P10">8. Radix Sort <text:s text:c="9"/></text:p>
      <text:p text:style-name="P10">0. Exit <text:s text:c="15"/></text:p>
      <text:p text:style-name="P10"><text:s text:c="8"/>Enter your choice _7</text:p>
      <text:p text:style-name="P10"/>
      <text:p text:style-name="P10">HEAP SORT</text:p>
      <text:p text:style-name="P10">Data : 7 1 9 3 8 4 2 </text:p>
      <text:p text:style-name="P10"/>
      <text:p text:style-name="P10">Creating heap :</text:p>
      <text:p text:style-name="P10">| <text:s text:c="6"/>: at left heaped data,at right unheaped data</text:p>
      <text:p text:style-name="P10"/>
      <text:p text:style-name="P10">7 1 |9 3 8 4 2 </text:p>
      <text:p text:style-name="P10">9 1 7 |3 8 4 2 </text:p>
      <text:p text:style-name="P10">9 3 7 1 |8 4 2 </text:p>
      <text:p text:style-name="P10">9 8 7 1 3 |4 2 </text:p>
      <text:p text:style-name="P10">9 8 7 1 3 4 |2 </text:p>
      <text:p text:style-name="P10">9 8 7 1 3 4 2 |</text:p>
      <text:p text:style-name="P10"/>
      <text:p text:style-name="P10">Sorting :</text:p>
      <text:p text:style-name="P10">| <text:s text:c="6"/>: at left unsorted data,at right sorted data</text:p>
      <text:p text:style-name="P10"/>
      <text:p text:style-name="P10">2 8 7 1 3 4 |9 </text:p>
      <text:p text:style-name="P10">8 2 7 1 3 4 |9 </text:p>
      <text:p text:style-name="P10"/>
      <text:p text:style-name="P10">8 3 7 1 2 4 |9 </text:p>
      <text:p text:style-name="P10"/>
      <text:p text:style-name="P10">4 3 7 1 2 |8 9 </text:p>
      <text:p text:style-name="P10">7 3 4 1 2 |8 9 </text:p>
      <text:p text:style-name="P10"/>
      <text:p text:style-name="P10">2 3 4 1 |7 8 9 </text:p>
      <text:p text:style-name="P10">4 3 2 1 |7 8 9 </text:p>
      <text:p text:style-name="P10"/>
      <text:p text:style-name="P10">1 3 2 |4 7 8 9 </text:p>
      <text:p text:style-name="P10">3 1 2 |4 7 8 9 </text:p>
      <text:p text:style-name="P10"/>
      <text:p text:style-name="P10">2 1 |3 4 7 8 9 </text:p>
      <text:p text:style-name="P10">1 |2 3 4 7 8 9 </text:p>
      <text:p text:style-name="P10"/>
      <text:p text:style-name="P10"/>
      <text:p text:style-name="P10">Sorted data : 1 2 3 4 7 8 9 </text:p>
      <text:p text:style-name="P10"/>
      <text:p text:style-name="P10"/>
      <text:p text:style-name="P10"/>
      <text:p text:style-name="P10">Sort :</text:p>
      <text:p text:style-name="P10"/>
      <text:p text:style-name="P10">Data : 1 2 3 4 7 8 9 </text:p>
      <text:p text:style-name="P10"/>
      <text:p text:style-name="P10">1. Load List</text:p>
      <text:p text:style-name="P10">2. Modified Bubble Sort</text:p>
      <text:p text:style-name="P10">3. Insertion Sort <text:s text:c="5"/></text:p>
      <text:p text:style-name="P10">4. Selection Sort <text:s text:c="5"/></text:p>
      <text:p text:style-name="P10">5. Quick Sort <text:s text:c="9"/></text:p>
      <text:p text:style-name="P10">6. Merge Sort <text:s text:c="9"/></text:p>
      <text:p text:style-name="P10">7. Heap Sort <text:s text:c="10"/></text:p>
      <text:p text:style-name="P10">8. Radix Sort <text:s text:c="9"/></text:p>
      <text:p text:style-name="P10">0. Exit <text:s text:c="15"/></text:p>
      <text:p text:style-name="P10"><text:s text:c="8"/>Enter your choice _8</text:p>
      <text:p text:style-name="P10"/>
      <text:p text:style-name="P10">Enter the filename : str</text:p>
      <text:p text:style-name="P10"/>
      <text:p text:style-name="P10">RADIX SORT</text:p>
      <text:p text:style-name="P10">Data : mat bat box batman sun computer mouse monitor </text:p>
      <text:p text:style-name="P10">[ ] <text:s text:c="4"/>: Character at current radix position <text:s text:c="7"/></text:p>
      <text:p text:style-name="P10"/>
      <text:p text:style-name="P10">Current radix position : 7</text:p>
      <text:p text:style-name="P10"><text:soft-page-break/>mat <text:s text:c="3"/>[ ] <text:s text:c="15"/></text:p>
      <text:p text:style-name="P10">bat <text:s text:c="3"/>[ ] <text:s text:c="15"/></text:p>
      <text:p text:style-name="P10">box <text:s text:c="3"/>[ ] <text:s text:c="15"/></text:p>
      <text:p text:style-name="P10">batman [ ] <text:s text:c="15"/></text:p>
      <text:p text:style-name="P10">sun <text:s text:c="3"/>[ ] <text:s text:c="15"/></text:p>
      <text:p text:style-name="P10">mouse <text:s/>[ ] <text:s text:c="15"/></text:p>
      <text:p text:style-name="P10">monitor[ ] <text:s text:c="15"/></text:p>
      <text:p text:style-name="P10">compute[r] <text:s text:c="15"/></text:p>
      <text:p text:style-name="P10"/>
      <text:p text:style-name="P10">Current radix position : 6</text:p>
      <text:p text:style-name="P10">mat <text:s text:c="2"/>[ ] <text:s text:c="16"/></text:p>
      <text:p text:style-name="P10">bat <text:s text:c="2"/>[ ] <text:s text:c="16"/></text:p>
      <text:p text:style-name="P10">box <text:s text:c="2"/>[ ] <text:s text:c="16"/></text:p>
      <text:p text:style-name="P10">batman[ ] <text:s text:c="16"/></text:p>
      <text:p text:style-name="P10">sun <text:s text:c="2"/>[ ] <text:s text:c="16"/></text:p>
      <text:p text:style-name="P10">mouse [ ] <text:s text:c="16"/></text:p>
      <text:p text:style-name="P10">comput[e]r <text:s text:c="15"/></text:p>
      <text:p text:style-name="P10">monito[r] <text:s text:c="16"/></text:p>
      <text:p text:style-name="P10"/>
      <text:p text:style-name="P10">Current radix position : 5</text:p>
      <text:p text:style-name="P10">mat <text:s/>[ ] <text:s text:c="17"/></text:p>
      <text:p text:style-name="P10">bat <text:s/>[ ] <text:s text:c="17"/></text:p>
      <text:p text:style-name="P10">box <text:s/>[ ] <text:s text:c="17"/></text:p>
      <text:p text:style-name="P10">sun <text:s/>[ ] <text:s text:c="17"/></text:p>
      <text:p text:style-name="P10">mouse[ ] <text:s text:c="17"/></text:p>
      <text:p text:style-name="P10">batma[n] <text:s text:c="17"/></text:p>
      <text:p text:style-name="P10">monit[o]r <text:s text:c="16"/></text:p>
      <text:p text:style-name="P10">compu[t]er <text:s text:c="15"/></text:p>
      <text:p text:style-name="P10"/>
      <text:p text:style-name="P10">Current radix position : 4</text:p>
      <text:p text:style-name="P10">mat [ ] <text:s text:c="18"/></text:p>
      <text:p text:style-name="P10">bat [ ] <text:s text:c="18"/></text:p>
      <text:p text:style-name="P10">box [ ] <text:s text:c="18"/></text:p>
      <text:p text:style-name="P10">sun [ ] <text:s text:c="18"/></text:p>
      <text:p text:style-name="P10">batm[a]n <text:s text:c="17"/></text:p>
      <text:p text:style-name="P10">mous[e] <text:s text:c="18"/></text:p>
      <text:p text:style-name="P10">moni[t]or <text:s text:c="16"/></text:p>
      <text:p text:style-name="P10">comp[u]ter <text:s text:c="15"/></text:p>
      <text:p text:style-name="P10"/>
      <text:p text:style-name="P10">Current radix position : 3</text:p>
      <text:p text:style-name="P10">mat[ ] <text:s text:c="19"/></text:p>
      <text:p text:style-name="P10">bat[ ] <text:s text:c="19"/></text:p>
      <text:p text:style-name="P10">box[ ] <text:s text:c="19"/></text:p>
      <text:p text:style-name="P10">sun[ ] <text:s text:c="19"/></text:p>
      <text:p text:style-name="P10">mon[i]tor <text:s text:c="16"/></text:p>
      <text:p text:style-name="P10">bat[m]an <text:s text:c="17"/></text:p>
      <text:p text:style-name="P10">com[p]uter <text:s text:c="15"/></text:p>
      <text:p text:style-name="P10">mou[s]e <text:s text:c="18"/></text:p>
      <text:p text:style-name="P10"/>
      <text:p text:style-name="P10">Current radix position : 2</text:p>
      <text:p text:style-name="P10">co[m]puter <text:s text:c="15"/></text:p>
      <text:p text:style-name="P10">su[n] <text:s text:c="20"/></text:p>
      <text:p text:style-name="P10">mo[n]itor <text:s text:c="16"/></text:p>
      <text:p text:style-name="P10">ma[t] <text:s text:c="20"/></text:p>
      <text:p text:style-name="P10">ba[t] <text:s text:c="20"/></text:p>
      <text:p text:style-name="P10">ba[t]man <text:s text:c="17"/></text:p>
      <text:p text:style-name="P10">mo[u]se <text:s text:c="18"/></text:p>
      <text:p text:style-name="P10">bo[x] <text:s text:c="20"/></text:p>
      <text:p text:style-name="P10"/>
      <text:p text:style-name="P10">Current radix position : 1</text:p>
      <text:p text:style-name="P10">m[a]t</text:p>
      <text:p text:style-name="P10">b[a]t</text:p>
      <text:p text:style-name="P10">b[a]tman</text:p>
      <text:p text:style-name="P10">c[o]mputer</text:p>
      <text:p text:style-name="P10">m[o]nitor</text:p>
      <text:p text:style-name="P10">m[o]use</text:p>
      <text:p text:style-name="P10">b[o]x</text:p>
      <text:p text:style-name="P10">s[u]n</text:p>
      <text:p text:style-name="P10"/>
      <text:p text:style-name="P10">Current radix position : 0</text:p>
      <text:p text:style-name="P10">[b]at</text:p>
      <text:p text:style-name="P10">[b]atman</text:p>
      <text:p text:style-name="P10">[b]ox</text:p>
      <text:p text:style-name="P10">[c]omputer</text:p>
      <text:p text:style-name="P10">[m]at</text:p>
      <text:p text:style-name="P10">[m]onitor</text:p>
      <text:p text:style-name="P10">[m]ouse</text:p>
      <text:p text:style-name="P10">[s]un</text:p>
      <text:p text:style-name="P10"/>
      <text:p text:style-name="P10"/>
      <text:p text:style-name="P10"/>
      <text:p text:style-name="P10">Sorted data : bat batman box computer mat monitor mouse sun</text:p>
      <text:p text:style-name="P10"/>
      <text:p text:style-name="P10"><text:soft-page-break/></text:p>
      <text:p text:style-name="P10">Sort :</text:p>
      <text:p text:style-name="P10"/>
      <text:p text:style-name="P10">Data : 1 2 3 4 7 8 9</text:p>
      <text:p text:style-name="P10"/>
      <text:p text:style-name="P10">1. Load List</text:p>
      <text:p text:style-name="P10">2. Modified Bubble Sort</text:p>
      <text:p text:style-name="P10">3. Insertion Sort</text:p>
      <text:p text:style-name="P10">4. Selection Sort</text:p>
      <text:p text:style-name="P10">5. Quick Sort</text:p>
      <text:p text:style-name="P10">6. Merge Sort</text:p>
      <text:p text:style-name="P10">7. Heap Sort</text:p>
      <text:p text:style-name="P10">8. Radix Sort</text:p>
      <text:p text:style-name="P10">0. Exit</text:p>
      <text:p text:style-name="P10"><text:s text:c="8"/>Enter your choice _0</text:p>
      <text:p text:style-name="P10"/>
      <text:p text:style-name="P13"/>
      <text:p text:style-name="P6">DISCUSSION:</text:p>
      <text:p text:style-name="P7"/>
      <text:list xml:id="list1288246582" text:style-name="L2">
        <text:list-item>
          <text:list>
            <text:list-item>
              <text:list>
                <text:list-item>
                  <text:p text:style-name="P15">A menu driven program has been provided.</text:p>
                </text:list-item>
                <text:list-item>
                  <text:p text:style-name="P15">Various stages of each sorting algorithms are printed.</text:p>
                </text:list-item>
                <text:list-item>
                  <text:p text:style-name="P15">For radix sort right to left scanning is done.</text:p>
                </text:list-item>
                <text:list-item>
                  <text:p text:style-name="P15">Each sorting is tested for various data set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6T08:28:26</meta:creation-date>
    <dc:date>2011-07-26T16:36:58</dc:date>
    <meta:editing-duration>PT09H47M37S</meta:editing-duration>
    <meta:editing-cycles>182</meta:editing-cycles>
    <meta:generator>OpenOffice.org/3.2$Unix OpenOffice.org_project/320m12$Build-9483</meta:generator>
    <meta:document-statistic meta:table-count="0" meta:image-count="0" meta:object-count="0" meta:page-count="17" meta:paragraph-count="1076" meta:word-count="3152" meta:character-count="24443"/>
  </office:meta>
</office:document-meta>
</file>